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0B0000000B0775F6D2B2B350A60.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Cambria" svg:font-family="Cambria" style:font-family-generic="decorative"/>
    <style:font-face style:name="Cambria1" svg:font-family="Cambria" style:font-family-generic="roman"/>
    <style:font-face style:name="Cambria2" svg:font-family="Cambria" style:font-family-generic="swiss"/>
    <style:font-face style:name="Comic Sans MS" svg:font-family="'Comic Sans MS'" style:font-adornments="Normal" style:font-family-generic="script" style:font-pitch="variable"/>
    <style:font-face style:name="Liberation Mono" svg:font-family="'Liberation Mono'"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ogos CC" svg:font-family="'Logos CC'"/>
    <style:font-face style:name="Lucida Sans Unicode" svg:font-family="'Lucida Sans Unicode'" style:font-family-generic="swiss"/>
    <style:font-face style:name="Magneto" svg:font-family="Magneto" style:font-family-generic="decorative"/>
    <style:font-face style:name="Magneto1" svg:font-family="Magneto" style:font-family-generic="decorative"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 Sans" svg:font-family="'Open Sans'" style:font-family-generic="swiss"/>
    <style:font-face style:name="Open Sans1" svg:font-family="'Open Sans'" style:font-family-generic="swiss" style:font-pitch="variable"/>
    <style:font-face style:name="Open Sans2" svg:font-family="'Open Sans'" style:font-adornments="Gras" style:font-family-generic="swiss" style:font-pitch="variable"/>
    <style:font-face style:name="Open Sans3" svg:font-family="'Open Sans'" style:font-adornments="Normal" style:font-family-generic="swiss" style:font-pitch="variable"/>
    <style:font-face style:name="OpenSymbol" svg:font-family="OpenSymbol" style:font-charset="x-symbol"/>
    <style:font-face style:name="SimSun" svg:font-family="SimSun" style:font-family-generic="system" style:font-pitch="variable"/>
    <style:font-face style:name="Source Code Pro" svg:font-family="'Source Code Pro'" style:font-adornments="Normal" style:font-family-generic="modern" style:font-pitch="fixed"/>
  </office:font-face-decls>
  <office:automatic-styles>
    <style:style style:name="P1" style:family="paragraph" style:parent-style-name="Footer">
      <style:paragraph-properties>
        <style:tab-stops>
          <style:tab-stop style:position="18.3cm" style:type="right"/>
        </style:tab-stops>
      </style:paragraph-properties>
      <style:text-properties officeooo:rsid="0079edda" officeooo:paragraph-rsid="01028a8c"/>
    </style:style>
    <style:style style:name="P2" style:family="paragraph" style:parent-style-name="Footer">
      <style:paragraph-properties>
        <style:tab-stops>
          <style:tab-stop style:position="12.391cm" style:type="center"/>
          <style:tab-stop style:position="18.3cm" style:type="right"/>
        </style:tab-stops>
      </style:paragraph-properties>
      <style:text-properties officeooo:paragraph-rsid="01028a8c"/>
    </style:style>
    <style:style style:name="P3" style:family="paragraph" style:parent-style-name="Footnote">
      <style:paragraph-properties fo:text-align="start" style:justify-single-word="false"/>
      <style:text-properties officeooo:paragraph-rsid="007fb92b"/>
    </style:style>
    <style:style style:name="P4" style:family="paragraph" style:parent-style-name="Heading_20_1" style:master-page-name="First_20_Page">
      <style:paragraph-properties style:page-number="auto"/>
      <style:text-properties fo:font-size="16pt" fo:language="en" fo:country="GB" officeooo:paragraph-rsid="00dc6ef8" style:font-size-asian="16pt" style:font-size-complex="16pt"/>
    </style:style>
    <style:style style:name="P5" style:family="paragraph" style:parent-style-name="Text_20_body" style:list-style-name="Numbering_20_1">
      <style:text-properties officeooo:paragraph-rsid="010aea57"/>
    </style:style>
    <style:style style:name="P6" style:family="paragraph">
      <loext:graphic-properties draw:fill="gradient" draw:fill-color="#729fcf" draw:fill-gradient-name="Gradient_20_11"/>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7"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8" style:family="paragraph">
      <loext:graphic-properties draw:fill="solid" draw:fill-color="#808080" draw:opacity="1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 style:family="paragraph">
      <loext:graphic-properties draw:fill="gradient" draw:fill-color="#729fcf" draw:fill-gradient-name="Gradient_20_8" draw:gradient-step-count="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0" style:family="paragraph">
      <loext:graphic-properties draw:fill="solid" draw:fill-color="#808080" draw:gradient-step-count="0" draw:opacity="1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1"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b2b2b2"/>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4" style:family="paragraph">
      <loext:graphic-properties draw:fill="solid" draw:fill-color="#ffffff"/>
      <style:paragraph-properties fo:margin-left="0cm" fo:margin-right="0cm" fo:margin-top="0cm" fo:margin-bottom="0cm" fo:line-height="115%"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5" style:family="paragraph">
      <loext:graphic-properties draw:fill="solid" draw:fill-color="#002377"/>
      <style:paragraph-properties fo:margin-left="0cm" fo:margin-right="0cm" fo:margin-top="0cm" fo:margin-bottom="0cm" fo:line-height="115%"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6" style:family="paragraph">
      <loext:graphic-properties draw:fill="solid" draw:fill-color="#c1121f"/>
      <style:paragraph-properties fo:margin-left="0cm" fo:margin-right="0cm" fo:margin-top="0cm" fo:margin-bottom="0cm" fo:line-height="115%"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7" style:family="paragraph">
      <loext:graphic-properties draw:fill="solid" draw:fill-color="#ffffff" draw:opacity="100%"/>
      <style:paragraph-properties fo:margin-left="0cm" fo:margin-right="0cm" fo:margin-top="0cm" fo:margin-bottom="0cm" fo:line-height="115%"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8" style:family="paragraph">
      <loext:graphic-properties draw:fill="solid" draw:fill-color="#c1121f" draw:opacity="100%"/>
      <style:paragraph-properties fo:margin-left="0cm" fo:margin-right="0cm" fo:margin-top="0cm" fo:margin-bottom="0cm" fo:line-height="115%"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9" style:family="paragraph">
      <loext:graphic-properties draw:fill="solid" draw:fill-color="#002377" draw:opacity="100%"/>
      <style:paragraph-properties fo:margin-left="0cm" fo:margin-right="0cm" fo:margin-top="0cm" fo:margin-bottom="0cm" fo:line-height="115%"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0" style:family="paragraph">
      <loext:graphic-properties draw:fill="solid" draw:fill-color="#002377"/>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2" style:family="paragraph">
      <loext:graphic-properties draw:fill="solid" draw:fill-color="#c1121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3" style:family="paragraph">
      <loext:graphic-properties draw:fill="solid" draw:fill-color="#ffffff" draw:opacity="1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4" style:family="paragraph">
      <style:paragraph-properties fo:margin-left="0cm" fo:margin-right="0cm" fo:margin-top="0cm" fo:margin-bottom="0cm" fo:line-height="100%" fo:text-align="start" fo:text-indent="0cm" style:writing-mode="lr-tb"/>
    </style:style>
    <style:style style:name="P25" style:family="paragraph">
      <loext:graphic-properties draw:fill="none" draw:fill-color="#ffffff"/>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Magneto1" fo:font-size="12pt" fo:language="en" fo:country="US" fo:font-style="normal" fo:text-shadow="none" style:text-underline-style="none" fo:font-weight="normal" style:letter-kerning="true" style:font-name-asian="Microsoft YaHei"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26" style:family="paragraph">
      <style:paragraph-properties fo:margin-left="0cm" fo:margin-right="0cm" fo:margin-top="0cm" fo:margin-bottom="0cm" fo:line-height="100%" fo:text-align="end" fo:text-indent="0cm" style:writing-mode="lr-tb"/>
    </style:style>
    <style:style style:name="P27" style:family="paragraph">
      <loext:graphic-properties draw:fill="none" draw:fill-color="#ffffff"/>
      <style:paragraph-properties fo:margin-left="0cm" fo:margin-right="0cm" fo:margin-top="0cm" fo:margin-bottom="0cm" fo:line-height="100%" fo:text-align="end"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1" fo:font-size="11pt" fo:font-style="normal" fo:text-shadow="none" style:text-underline-style="none" fo:font-weight="bold" style:letter-kerning="true" style:font-name-asian="Microsoft YaHei" style:font-size-asian="11pt" style:font-style-asian="normal" style:font-weight-asian="bold" style:font-name-complex="Arial Unicode MS" style:font-size-complex="11pt" style:font-style-complex="normal" style:font-weight-complex="bold" style:text-emphasize="none" style:font-relief="none" style:text-overline-style="none" style:text-overline-color="font-color"/>
    </style:style>
    <style:style style:name="P2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9" style:family="paragraph">
      <style:paragraph-properties fo:margin-left="0cm" fo:margin-right="0cm" fo:margin-top="0cm" fo:margin-bottom="0cm" fo:line-height="100%" fo:text-align="center" fo:text-indent="0cm" style:writing-mode="lr-tb"/>
    </style:style>
    <style:style style:name="P30"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loext:color-lum-mod="100%" loext:color-lum-off="0%" style:text-outline="false" style:text-line-through-style="none" style:text-line-through-type="none" style:font-name="Magneto1" fo:font-size="20pt" fo:language="en" fo:country="US" fo:font-style="normal" fo:text-shadow="none" style:text-underline-style="none" fo:font-weight="normal" style:letter-kerning="true" style:font-name-asian="Microsoft YaHei" style:font-size-asian="20pt" style:font-style-asian="normal" style:font-weight-asian="normal" style:font-name-complex="Arial Unicode MS" style:font-size-complex="20pt" style:font-style-complex="normal" style:font-weight-complex="normal" style:text-emphasize="none" style:font-relief="none" style:text-overline-style="none" style:text-overline-color="font-color"/>
    </style:style>
    <style:style style:name="T1" style:family="text">
      <style:text-properties style:font-name="Logos CC" fo:font-size="10pt" officeooo:rsid="0276de85" style:font-name-asian="Logos CC" style:font-size-asian="10pt" style:font-name-complex="Logos CC" style:font-size-complex="10pt"/>
    </style:style>
    <style:style style:name="T2" style:family="text">
      <style:text-properties officeooo:rsid="0079edda"/>
    </style:style>
    <style:style style:name="T3" style:family="text">
      <style:text-properties fo:font-variant="small-caps" fo:language="zxx" fo:country="none" officeooo:rsid="0079edda" style:font-size-asian="10.5pt"/>
    </style:style>
    <style:style style:name="T4" style:family="text">
      <style:text-properties fo:font-variant="small-caps" fo:color="#7e7e7e" loext:opacity="100%" style:font-name="Open Sans3" fo:font-size="9pt" fo:language="zxx" fo:country="none" fo:text-shadow="none" officeooo:rsid="00b40a88" style:font-size-asian="10.5pt"/>
    </style:style>
    <style:style style:name="T5" style:family="text">
      <style:text-properties officeooo:rsid="00b40a88"/>
    </style:style>
    <style:style style:name="T6" style:family="text">
      <style:text-properties officeooo:rsid="012506d3"/>
    </style:style>
    <style:style style:name="T7" style:family="text">
      <style:text-properties fo:color="#7e7e7e" loext:opacity="100%" style:font-name="Open Sans3" fo:font-size="9pt" fo:language="en" fo:country="US" fo:text-shadow="none" officeooo:rsid="011c56a2" style:font-size-asian="10.5pt"/>
    </style:style>
    <style:style style:name="T8" style:family="text">
      <style:text-properties fo:color="#7e7e7e" loext:opacity="100%" style:font-name="Open Sans3" fo:font-size="9pt" fo:language="en" fo:country="US" fo:text-shadow="none" officeooo:rsid="011f4518" style:font-size-asian="10.5pt"/>
    </style:style>
    <style:style style:name="T9" style:family="text">
      <style:text-properties fo:color="#7e7e7e" loext:opacity="100%" style:font-name="Open Sans3" fo:font-size="9pt" fo:language="en" fo:country="US" fo:text-shadow="none" officeooo:rsid="0079edda" style:font-size-asian="10.5pt"/>
    </style:style>
    <style:style style:name="T10" style:family="text">
      <style:text-properties fo:color="#7e7e7e" loext:opacity="100%" style:font-name="Open Sans3" fo:font-size="9pt" fo:language="en" fo:country="US" fo:text-shadow="none" officeooo:rsid="011ef22a" style:font-size-asian="10.5pt"/>
    </style:style>
    <style:style style:name="T11" style:family="text">
      <style:text-properties fo:color="#7e7e7e" loext:opacity="100%" style:text-position="super 58%" style:font-name="Open Sans3" fo:font-size="9pt" fo:language="en" fo:country="US" fo:text-shadow="none" officeooo:rsid="00e941c2" style:font-size-asian="10.5pt"/>
    </style:style>
    <style:style style:name="T12" style:family="text">
      <style:text-properties officeooo:rsid="00d98ef6"/>
    </style:style>
    <style:style style:name="T13" style:family="text">
      <style:text-properties officeooo:rsid="00a94ad2"/>
    </style:style>
    <style:style style:name="T14" style:family="text">
      <style:text-properties fo:language="zxx" fo:country="none" officeooo:rsid="012864ba" style:language-asian="zxx" style:country-asian="none" style:language-complex="zxx" style:country-complex="none"/>
    </style:style>
    <style:style style:name="T15" style:family="text">
      <style:text-properties fo:language="zxx" fo:country="none" officeooo:rsid="012bfbdf" style:language-asian="zxx" style:country-asian="none" style:language-complex="zxx" style:country-complex="none"/>
    </style:style>
    <style:style style:name="T16" style:family="text">
      <style:text-properties fo:font-size="11pt" fo:language="en" fo:country="GB" officeooo:rsid="008f2f21" style:font-size-asian="11pt" style:font-size-complex="11pt"/>
    </style:style>
    <style:style style:name="T17" style:family="text">
      <style:text-properties officeooo:rsid="012bfbdf"/>
    </style:style>
    <style:style style:name="T18" style:family="text">
      <style:text-properties fo:font-variant="normal" fo:text-transform="none" style:use-window-font-color="true" loext:opacity="0%" style:text-outline="false" style:text-line-through-style="none" style:text-line-through-type="none" style:font-name="Magneto1" fo:font-size="12pt" fo:language="en" fo:country="US" fo:font-style="normal" fo:text-shadow="none" style:text-underline-style="none" fo:font-weight="normal" style:letter-kerning="true" style:font-name-asian="Microsoft YaHei"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loext:opacity="0%" style:text-outline="false" style:text-line-through-style="none" style:text-line-through-type="none" style:font-name="Open Sans1" fo:font-size="10pt" fo:language="en" fo:country="GB" fo:font-style="normal" fo:text-shadow="none" style:text-underline-style="none" fo:font-weight="bold" style:letter-kerning="true" style:font-name-asian="Microsoft YaHei" style:font-size-asian="10pt" style:font-style-asian="normal" style:font-weight-asian="bold" style:font-name-complex="Arial Unicode MS" style:font-size-complex="10pt" style:font-style-complex="normal" style:font-weight-complex="bold"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font-name="Magneto1" fo:font-size="20pt" fo:language="en" fo:country="US" fo:font-style="normal" fo:text-shadow="none" style:text-underline-style="none" fo:font-weight="normal" style:letter-kerning="true" style:font-name-asian="Microsoft YaHei" style:font-size-asian="20pt" style:font-style-asian="normal" style:font-weight-asian="normal" style:font-name-complex="Arial Unicode MS" style:font-size-complex="20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solid" svg:stroke-width="0.018cm" svg:stroke-color="#808080" draw:marker-start="" draw:marker-start-width="0.228cm" draw:marker-start-center="false" draw:marker-end="" draw:marker-end-width="0.228cm" draw:marker-end-center="false" draw:fill="gradient" draw:fill-color="#729fcf" draw:fill-gradient-name="Gradient_20_11" draw:textarea-horizontal-align="justify" draw:textarea-vertical-align="middle" draw:auto-grow-height="false" fo:min-height="1.75cm" fo:min-width="12.501cm" fo:padding-top="0.134cm" fo:padding-bottom="0.134cm" fo:padding-left="0.259cm" fo:padding-right="0.259cm" draw:shadow="hidden" draw:shadow-offset-x="0.199cm" draw:shadow-offset-y="0.199cm" draw:shadow-color="#808080" style:run-through="foreground"/>
    </style:style>
    <style:style style:name="gr4" style:family="graphic">
      <style:graphic-properties draw:stroke="none" svg:stroke-width="0cm" svg:stroke-color="#808080" draw:marker-start="" draw:marker-start-width="0.321cm" draw:marker-start-center="false" draw:marker-end="" draw:marker-end-width="0.321cm" draw:marker-end-center="false" draw:fill="solid" draw:fill-color="#999999"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5" style:family="graphic">
      <style:graphic-properties draw:stroke="none" svg:stroke-width="0cm" svg:stroke-color="#808080" draw:marker-start="" draw:marker-start-width="0.321cm" draw:marker-start-center="false" draw:marker-end="" draw:marker-end-width="0.321cm" draw:marker-end-center="false" draw:fill="solid" draw:fill-color="#808080" draw:opacity="100%" draw:textarea-horizontal-align="center" draw:textarea-vertical-align="middle" fo:padding-top="0.166cm" fo:padding-bottom="0.166cm" fo:padding-left="0.289cm" fo:padding-right="0.289cm" draw:shadow="hidden" draw:shadow-offset-x="0.199cm" draw:shadow-offset-y="0.199cm" draw:shadow-color="#808080" style:run-through="foreground"/>
    </style:style>
    <style:style style:name="gr6" style:family="graphic">
      <style:graphic-properties draw:stroke="none" svg:stroke-width="0cm" svg:stroke-color="#808080" draw:marker-start="" draw:marker-start-width="0.321cm" draw:marker-start-center="false" draw:marker-end="" draw:marker-end-width="0.321cm" draw:marker-end-center="false" draw:fill="gradient" draw:fill-color="#729fcf" draw:fill-gradient-name="Gradient_20_8" draw:gradient-step-count="0"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7" style:family="graphic">
      <style:graphic-properties draw:stroke="none" svg:stroke-width="0cm" svg:stroke-color="#808080" draw:marker-start="" draw:marker-start-width="0.321cm" draw:marker-start-center="false" draw:marker-end="" draw:marker-end-width="0.321cm" draw:marker-end-center="false" draw:fill="solid" draw:fill-color="#808080" draw:gradient-step-count="0" draw:opacity="100%" draw:textarea-horizontal-align="center" draw:textarea-vertical-align="middle" fo:padding-top="0.166cm" fo:padding-bottom="0.166cm" fo:padding-left="0.289cm" fo:padding-right="0.289cm" draw:shadow="hidden" draw:shadow-offset-x="0.199cm" draw:shadow-offset-y="0.199cm" draw:shadow-color="#808080" style:run-through="foreground"/>
    </style:style>
    <style:style style:name="gr8" style:family="graphic">
      <style:graphic-properties draw:stroke="none" svg:stroke-width="0cm" svg:stroke-color="#808080" draw:marker-start="" draw:marker-start-width="0.321cm" draw:marker-start-center="false" draw:marker-end="" draw:marker-end-width="0.321cm" draw:marker-end-center="false" draw:fill="solid" draw:fill-color="#eeeeee"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9" style:family="graphic">
      <style:graphic-properties draw:stroke="none" svg:stroke-width="0cm" svg:stroke-color="#808080" draw:marker-start="" draw:marker-start-width="0.321cm" draw:marker-start-center="false" draw:marker-end="" draw:marker-end-width="0.321cm" draw:marker-end-center="false" draw:fill="solid" draw:fill-color="#cccccc"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0" style:family="graphic">
      <style:graphic-properties draw:stroke="none" svg:stroke-width="0cm" svg:stroke-color="#808080" draw:marker-start="" draw:marker-start-width="0.321cm" draw:marker-start-center="false" draw:marker-end="" draw:marker-end-width="0.321cm" draw:marker-end-center="false" draw:fill="solid" draw:fill-color="#b2b2b2"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center" draw:textarea-vertical-align="middle" fo:min-height="1.916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2377" draw:textarea-horizontal-align="center" draw:textarea-vertical-align="middle" fo:min-height="1.916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c1121f" draw:textarea-horizontal-align="center" draw:textarea-vertical-align="middle" fo:min-height="1.916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081cm" svg:stroke-color="#ffffff" draw:marker-start="" draw:marker-start-width="0.321cm" draw:marker-start-center="false" draw:marker-end="" draw:marker-end-width="0.321cm" draw:marker-end-center="false" svg:stroke-opacity="100%" draw:fill="solid" draw:fill-color="#ffffff" draw:opacity="100%" draw:textarea-horizontal-align="center" draw:textarea-vertical-align="middle" fo:min-height="1.15cm" fo:padding-top="0.166cm" fo:padding-bottom="0.166cm" fo:padding-left="0.289cm" fo:padding-right="0.289cm" draw:shadow="hidden" draw:shadow-offset-x="0.199cm" draw:shadow-offset-y="0.199cm" draw:shadow-color="#808080" style:run-through="foreground"/>
    </style:style>
    <style:style style:name="gr15" style:family="graphic">
      <style:graphic-properties draw:stroke="none" svg:stroke-width="0.081cm" svg:stroke-color="#ffffff" draw:marker-start="" draw:marker-start-width="0.321cm" draw:marker-start-center="false" draw:marker-end="" draw:marker-end-width="0.321cm" draw:marker-end-center="false" svg:stroke-opacity="100%" draw:fill="solid" draw:fill-color="#c1121f" draw:opacity="100%" draw:textarea-horizontal-align="center" draw:textarea-vertical-align="middle" fo:min-height="1.15cm" fo:padding-top="0.166cm" fo:padding-bottom="0.166cm" fo:padding-left="0.289cm" fo:padding-right="0.289cm" draw:shadow="hidden" draw:shadow-offset-x="0.199cm" draw:shadow-offset-y="0.199cm" draw:shadow-color="#808080" style:run-through="foreground"/>
    </style:style>
    <style:style style:name="gr16" style:family="graphic">
      <style:graphic-properties draw:stroke="none" svg:stroke-width="0.081cm" svg:stroke-color="#ffffff" draw:marker-start="" draw:marker-start-width="0.321cm" draw:marker-start-center="false" draw:marker-end="" draw:marker-end-width="0.321cm" draw:marker-end-center="false" svg:stroke-opacity="100%" draw:fill="solid" draw:fill-color="#002377" draw:opacity="100%" draw:textarea-horizontal-align="center" draw:textarea-vertical-align="middle" fo:min-height="1.15cm" fo:padding-top="0.166cm" fo:padding-bottom="0.166cm" fo:padding-left="0.289cm" fo:padding-right="0.289cm" draw:shadow="hidden" draw:shadow-offset-x="0.199cm" draw:shadow-offset-y="0.199cm" draw:shadow-color="#808080" style:run-through="foreground"/>
    </style:style>
    <style:style style:name="gr17" style:family="graphic">
      <style:graphic-properties draw:stroke="solid" svg:stroke-width="0cm" svg:stroke-color="#ffffff" draw:marker-start="" draw:marker-start-width="0.199cm" draw:marker-start-center="false" draw:marker-end="" draw:marker-end-width="0.199cm" draw:marker-end-center="false" draw:fill="solid" draw:fill-color="#002377"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75cm" fo:min-width="2.499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c1121f" draw:textarea-horizontal-align="justify" draw:textarea-vertical-align="middle" draw:auto-grow-height="false" fo:min-height="2.75cm" fo:min-width="2.499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ffffff" draw:marker-start="" draw:marker-start-width="0.321cm" draw:marker-start-center="false" draw:marker-end="" draw:marker-end-width="0.321cm" draw:marker-end-center="false" draw:fill="solid" draw:fill-color="#ffffff" draw:opacity="100%" draw:textarea-horizontal-align="center" draw:textarea-vertical-align="middle" fo:padding-top="0.166cm" fo:padding-bottom="0.166cm" fo:padding-left="0.289cm" fo:padding-right="0.289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833cm" fo:padding-top="0cm" fo:padding-bottom="0cm" fo:padding-left="0cm" fo:padding-right="0cm" draw:shadow="hidden" draw:shadow-offset-x="0.199cm" draw:shadow-offset-y="0.199cm" draw:shadow-color="#808080" style:run-through="foreground"/>
      <style:paragraph-properties style:writing-mode="lr-tb"/>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044cm" fo:padding-top="0cm" fo:padding-bottom="0cm" fo:padding-left="0cm" fo:padding-right="0cm" draw:shadow="hidden" draw:shadow-offset-x="0.199cm" draw:shadow-offset-y="0.199cm" draw:shadow-color="#808080" style:run-through="foreground"/>
      <style:paragraph-properties style:writing-mode="lr-tb"/>
    </style:style>
    <style:style style:name="gr2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4" style:family="graphic">
      <style:graphic-properties draw:stroke="solid" svg:stroke-width="0.028cm" svg:stroke-color="#808080" draw:marker-start="" draw:marker-start-width="0.242cm" draw:marker-start-center="false" draw:marker-end="" draw:marker-end-width="0.242cm" draw:marker-end-center="false" draw:fill="solid" draw:fill-color="#999999"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5" style:family="graphic">
      <style:graphic-properties draw:stroke="solid" svg:stroke-width="0.028cm" svg:stroke-color="#808080" draw:marker-start="" draw:marker-start-width="0.242cm" draw:marker-start-center="false" draw:marker-end="" draw:marker-end-width="0.242cm" draw:marker-end-center="false" draw:fill="gradient" draw:fill-color="#729fcf" draw:fill-gradient-name="Gradient_20_11" draw:textarea-horizontal-align="justify" draw:textarea-vertical-align="middle" draw:auto-grow-height="false" fo:min-height="1.75cm" fo:min-width="12.501cm" fo:padding-top="0.139cm" fo:padding-bottom="0.139cm" fo:padding-left="0.265cm" fo:padding-right="0.26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55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text:span text:style-name="T17">K</text:span><text:span text:style-name="T13">ey exchange </text:span><text:span text:style-name="T17">problems</text:span><text:span text:style-name="T13"> </text:span><text:note text:id="ftn1" text:note-class="footnote"><text:note-citation>1</text:note-citation><text:note-body><text:p text:style-name="P3"><text:a xlink:type="simple" xlink:href="https://www.youtube.com/watch?v=vsXMMT2CqqE" text:style-name="Internet_20_link" text:visited-style-name="Visited_20_Internet_20_Link"><text:span text:style-name="T15">https://www.youtube.com/watch?v=vsXMMT2CqqE</text:span></text:a></text:p></text:note-body></text:note></text:h>
      <text:list text:style-name="Numbering_20_1">
        <text:list-item>
          <text:p text:style-name="P5"><text:span text:style-name="T16">we had a few interesting questions on the diffie-hellman video so let's explore a little bit more about what we can do with diffie-hellman and what we can't do or shouldn't do with tiffy hellmann um so let's talk about man in the middle attacks and how they're a real problem for different helm when it's used on its own and that's where we bring in rsa or public key encryption uh to help us we won't go over too much of diffie-hellman again right plenty of videos on that already but let's remember we've got good ol alice and bob and we have some shared parameters already so a generator g and a large prime number n and they're going to share some information and calculate a shared key so alice is going to generate a private value a bob is going to generate a private value b they're going to share and i'm going to simplify the notation you know a lot here just so we don't spend eight is writing it out but alice broadly speaking will send bob g to the power of a like this so g to the power of a and bob will send g to the power of b and they use that to both calculate g to the a b all mod n right so g to the a b what this allows us to do is share two values in public and use them to calculate with our private value something no one else can do right that's really helpful but what this doesn't do is provide any protection from someone sitting in the middle here and intercepting these messages so let's look at a different version of this where there's someone nefarious in the middle let's call him sean so same again alice and bob and now we have shawn sitting in the middle now sean has control of this network that's the issue right so you can not only read the message but you can also intercept messages transmit messages again you know this kind of stuff so let's say you're a rogue admin or something like this so alice produces her value a right so maybe bob is a server maybe bob is a shop and alice is a client so she's going to send the initial message that says i'd like to talk to you let's establish a shared secret so alice is going to calculate g to the a and send it off to bob now sean doesn't let that through right that's the problem sean intercepts that message and stops it and pretends to be bob from then on so sean comes in here and goes oh yes i'm bob right and he isn't so he generates a private key s and a value g to the s and sends it back and as far as alice knows this is g to the b yeah there's nothing in here that says this is particularly sean bob could have generated the same we're calling it s but it's just a number it could have been progenerated by anyone so he sends this back they perform a normal key exchange and they end up with g to the a s so sean has now an established shared secret with alice so far so good now sean then then knows that alice wanted to talk to bob originally so then sean says my name's alice can i establish a shared secret with you so sean sends g to the s over to bob and bob goes ah brilliant and sends off g to the b back to shawn and they establish a shared secret g to the sb or bs or you know whatever right g to the s b what sean has done by sticking himself in the middle here is calculate two different keys both of which he knows and he can then use them to intercept every single message between alice and bob so alice then sends some actual http traffic or something like this encrypted with a key derived from this sean can immediately decrypt it re-encrypt it with sb send it off to bob and essentially act as a man in the middle every step so every time a message is sent decrypt it read it do whatever you want change it re-encrypt it and send it on right this is a huge problem because diffie-hellman provides no way of stopping this that's not what it's designed for it's designed for two parties i suppose that trust each other to generate a shared secret if you start throwing other people into it the whole thing breaks this is where rsa and other public key cryptographic schemes come in and rescue us to me straight away d helmand is dead in the water right right jeffy helmet's in real trouble here um but luckily it isn't the only public key protocol we've got um so this is what rsa does let's imagine that bob is a server so he has a public key and a private key associate let's say rsa or dsa it's not important so we have alice and bob again i'm going to get tired of naming these i should have just put a and b bob has a a private key and a public key so remember that back to the video that rob did on public and private key and the things we discussed in the past </text:span><text:soft-page-break/><text:span text:style-name="T16">anything you encrypt with key a can only being decrypted with key b like on wannacry and so on the public key is given out freely it's not probably on bob's certificate um the private key he holds back so this time alice wants to talk to bob what we want to do is ensure that no one is sitting in the middle of this conversation also as it happens we'd quite like for bob to verify his identity because we want to make sure we trust the server so we can bring that in as well alice sends g to the a over to bob just as normal we're assuming that the generator and the and the prime number have already been established we're not worrying about this bob is going to send over g to the b but to stop anyone from sitting in the middle he's going to bring his private key and make sure that alice knows only he could have sent that message he sends g to the b as well as a a hash of this message or a digital signature of his message signed with his private key which would be you know something like a hash of g to the b that's too many brackets and then all signed by k private so if he's signed it with his private key the only thing that can decrypt that makes sense of it is his public key yes that's right so what alice will do is something called a signature verification so she will take g to the b perform the exact same process and then apply the public key to his encrypted version and see if they match and if they do she knows that only he could have done that because only he has the private key this is assuming he hasn't given the private key away we hope we like to make that assumption otherwise everything breaks what he does by sending this over is alice still gets g to the b like she did before but she can combine with a to get g to the a b but shawn or any other anyone else nefarious are when the first people are available if they try and use a different value they won't be able to sign it with the private key that bob had right if they can that's a real problem but they can't so bob is able to send a message to alice but not only shares his diffie-hellman parameter which is something that needs to be done anyway as part of the key exchange but also sign it to ensure that only he could have sent that message now this is this is a fundamental part of numerous internet key exchanges so the ike protocol that's used in vpns and the handshake using tls or anytime you see https this is the kind of thing you're going to see i mean in fact if we go to a standard website this is google chrome's security overview that is telling us what the handshaking tls establishes as a cipher suite for our communication with this server and you can see we're using tls 1.2 elliptic curve jeffrey hellman and rsa so we're not using diffie-hellman on its own we're combining it with rsa in this kind of mechanism such that no one can be a man in the middle and intercept our messages and interfere with them it does sound like we are potentially over complicating this i mean if we've got rsa why do we need diffie-hellman um yeah you're right so technically speaking we don't right technically speaking we can use rsa in let's say a tls handshake and historically that's what's been done so what would happen in that situation is alice would generate a shared key and encrypt it with bob's public key such that that way she knew only bob could ever read that secret key and then they'd carry on the conversation the the issue is one of something called perfect forward secrecy so the problem is that if you did this if you if you used only rsa ever to perform encryption right then if anyone ever breaks that rsa key or hacks into the server and obtains it or hardly turns up and gives it away then someone who's been recording messages between the two suddenly can decrypt everything right they've to go for all the handshakes so they can decrypt that symmetric key every time and decrypt every single historic message that's been sent between alice and bob so diffie-hellman is a more of a kind of per session deal right yeah diffie-hellman rsa keys are established and dsa keys are established over a long period of time let's say one or two years and to to save us a real problem if they get broken we don't tend to use that for the actual encryption what we tend to do is generate something called an ephemeral diffie-hellman key ephemeral meaning we do it pretty much every time and um we general we actually use them to generate the shared secret and we use rsa to provide this authenticity right so it's a combination of both diffie-hellman gets us a very quick way to establish a shared secret but it's only used a few times rsa gives us a way of verifying bob's identity and making sure there isn't a man in the middle and we don't tend to use rsa anyway for long-term encryption because it's too slow for a whole message so that's why we use it to derive symmetric keys and use something like aes which is much much faster and this time is 2048 bits so our private key is going to be some this is our a and this here is our g to the a mod n and they're roughly roughly the same size this will be slightly smaller</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Cambria" svg:font-family="Cambria" style:font-family-generic="decorative"/>
    <style:font-face style:name="Cambria1" svg:font-family="Cambria" style:font-family-generic="roman"/>
    <style:font-face style:name="Cambria2" svg:font-family="Cambria" style:font-family-generic="swiss"/>
    <style:font-face style:name="Comic Sans MS" svg:font-family="'Comic Sans MS'" style:font-adornments="Normal" style:font-family-generic="script" style:font-pitch="variable"/>
    <style:font-face style:name="Liberation Mono" svg:font-family="'Liberation Mono'"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ogos CC" svg:font-family="'Logos CC'"/>
    <style:font-face style:name="Lucida Sans Unicode" svg:font-family="'Lucida Sans Unicode'" style:font-family-generic="swiss"/>
    <style:font-face style:name="Magneto" svg:font-family="Magneto" style:font-family-generic="decorative"/>
    <style:font-face style:name="Magneto1" svg:font-family="Magneto" style:font-family-generic="decorative"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 Sans" svg:font-family="'Open Sans'" style:font-family-generic="swiss"/>
    <style:font-face style:name="Open Sans1" svg:font-family="'Open Sans'" style:font-family-generic="swiss" style:font-pitch="variable"/>
    <style:font-face style:name="Open Sans2" svg:font-family="'Open Sans'" style:font-adornments="Gras" style:font-family-generic="swiss" style:font-pitch="variable"/>
    <style:font-face style:name="Open Sans3" svg:font-family="'Open Sans'" style:font-adornments="Normal" style:font-family-generic="swiss" style:font-pitch="variable"/>
    <style:font-face style:name="OpenSymbol" svg:font-family="OpenSymbol" style:font-charset="x-symbol"/>
    <style:font-face style:name="SimSun" svg:font-family="SimSun" style:font-family-generic="system" style:font-pitch="variable"/>
    <style:font-face style:name="Source Code Pro" svg:font-family="'Source Code Pro'" style:font-adornments="Normal" style:font-family-generic="modern" style:font-pitch="fixed"/>
  </office:font-face-decls>
  <office:styles>
    <draw:gradient draw:name="Gradient_20_11" draw:display-name="Gradient 11" draw:style="axial" draw:start-color="#ffffff" draw:end-color="#b2b2b2" draw:start-intensity="100%" draw:end-intensity="100%" draw:angle="0deg" draw:border="0%"/>
    <draw:gradient draw:name="Gradient_20_8" draw:display-name="Gradient 8" draw:style="axial" draw:start-color="#ffffff" draw:end-color="#999999" draw:start-intensity="100%" draw:end-intensity="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mbria1" fo:font-size="11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Cambria1" fo:font-size="11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font-size="12pt" fo:language="en" fo:country="US"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ucida Sans Unicode" fo:font-family="'Lucida Sans Unicode'" style:font-family-generic="swiss" fo:font-size="12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list-style-name="Numbering_20_1" style:class="text" style:master-page-name="">
      <style:paragraph-properties fo:margin-left="0.801cm" fo:margin-right="6.001cm" fo:margin-top="0cm" fo:margin-bottom="0.15cm" style:contextual-spacing="false" fo:line-height="110%" fo:orphans="2" fo:widows="2" fo:text-indent="-0.801cm" style:auto-text-indent="false" style:page-number="auto" style:writing-mode="page">
        <style:tab-stops/>
      </style:paragraph-properties>
      <style:text-properties fo:font-size="11pt" fo:language="en" fo:country="GB" style:font-size-asian="10.5pt"/>
    </style:style>
    <style:style style:name="List" style:family="paragraph" style:parent-style-name="Text_20_body" style:class="list">
      <style:text-properties style:font-name="Cambria1" fo:font-family="Cambria"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Lucida Sans Unicode" fo:font-family="'Lucida Sans Unicode'" style:font-family-generic="swiss" fo:font-size="10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mbria1" fo:font-family="Cambria" style:font-family-generic="roman"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801cm" fo:margin-right="0cm" fo:margin-top="0.423cm" fo:margin-bottom="0.212cm" style:contextual-spacing="false" fo:text-align="start" style:justify-single-word="false" fo:text-indent="0cm" style:auto-text-indent="false" style:writing-mode="page"/>
      <style:text-properties style:font-name="Open Sans2" fo:font-family="'Open Sans'" style:font-style-name="Gras"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 style:family="paragraph" style:parent-style-name="Caption"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padding-left="0.199cm" fo:padding-right="0.199cm" fo:padding-top="0.049cm" fo:padding-bottom="0.049cm" fo:border="0.99pt solid #a6a6a6" style:shadow="none" text:number-lines="false" text:line-number="0" style:writing-mode="page">
        <style:tab-stops>
          <style:tab-stop style:position="8.5cm" style:type="center"/>
          <style:tab-stop style:position="17cm" style:type="right"/>
        </style:tab-stops>
      </style:paragraph-properties>
      <style:text-properties fo:color="#7e7e7e" loext:opacity="100%" style:font-name="Open Sans3" fo:font-family="'Open Sans'" style:font-style-name="Normal" style:font-family-generic="swiss" style:font-pitch="variable" fo:font-size="9pt" fo:text-shadow="none"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style:contextual-spacing="false" fo:text-indent="0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Placeholder" style:family="text">
      <style:text-properties fo:font-variant="small-caps" fo:color="#008080" loext:opacity="100%" style:text-underline-style="dotted" style:text-underline-width="auto" style:text-underline-color="font-color"/>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semantique" style:family="text">
      <style:text-properties fo:font-size="10pt" fo:font-style="italic" style:font-size-asian="10.5pt"/>
    </style:style>
    <style:style style:name="traduction" style:family="text">
      <style:text-properties fo:color="#cc0000" loext:opacity="100%" style:font-name="Comic Sans MS" fo:font-family="'Comic Sans MS'" style:font-style-name="Normal" style:font-family-generic="script" style:font-pitch="variable" fo:font-size="9pt" style:font-size-asian="10.5pt" text:display="none"/>
    </style:style>
    <style:style style:name="Footnote_20_Symbol" style:display-name="Footnote Symbol" style:family="text"/>
    <style:style style:name="Footnote_20_anchor" style:display-name="Footnote anchor" style:family="text">
      <style:text-properties style:text-position="super 58%"/>
    </style:style>
    <style:style style:name="mot-clef" style:family="text">
      <style:text-properties fo:language="en" fo:country="US" fo:font-style="italic" fo:font-weight="bold" style:font-size-asian="10.5pt"/>
    </style:style>
    <style:style style:name="Numbering_20_Symbols" style:display-name="Numbering Symbols" style:family="text">
      <style:text-properties fo:color="#7e7e7e" loext:opacity="100%" style:font-size-asian="10.5pt"/>
    </style:style>
    <style:style style:name="code" style:family="text">
      <style:text-properties style:font-name="Source Code Pro" fo:font-family="'Source Code Pro'" style:font-style-name="Normal" style:font-family-generic="modern" style:font-pitch="fixed" fo:language="zxx" fo:country="none" fo:font-weight="normal" style:font-size-asian="10.5pt"/>
    </style:style>
    <style:style style:name="Strong_20_Emphasis" style:display-name="Strong Emphasis" style:family="text">
      <style:text-properties fo:font-weight="bold" style:font-weight-asian="bold" style:font-weight-complex="bold"/>
    </style:style>
    <style:style style:name="sigle" style:family="text">
      <style:text-properties fo:font-variant="small-caps" fo:font-size="11pt" fo:language="zxx" fo:country="none" officeooo:rsid="008f2f21" style:font-size-asian="11pt" style:font-size-complex="11pt"/>
    </style:style>
    <style:style style:name="anglais" style:family="text">
      <style:text-properties fo:language="en" fo:country="GB" style:font-size-asian="10.5pt"/>
    </style:style>
    <style:style style:name="Graphics" style:family="graphic">
      <style:graphic-properties text:anchor-type="paragraph" svg:x="0cm" svg:y="0cm" fo:margin-left="0.3cm" fo:margin-right="0cm" style:wrap="left"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1cm" fo:text-indent="-0.4cm" fo:margin-left="1cm"/>
        </style:list-level-properties>
        <style:text-properties fo:font-family="OpenSymbol" style:font-style-name="Regular"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199cm" fo:text-indent="-0.399cm" fo:margin-left="1.199cm"/>
        </style:list-level-properties>
        <style:text-properties fo:font-family="OpenSymbol" style:font-style-name="Regular"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499cm" fo:text-indent="-0.399cm" fo:margin-left="1.499cm"/>
        </style:list-level-properties>
        <style:text-properties fo:font-family="OpenSymbol" style:font-style-name="Regular"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499cm" fo:text-indent="-0.399cm" fo:margin-left="1.499cm"/>
        </style:list-level-properties>
        <style:text-properties fo:font-family="OpenSymbol" style:font-style-name="Regular"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99cm" fo:margin-left="1.499cm"/>
        </style:list-level-properties>
        <style:text-properties fo:font-family="OpenSymbol" style:font-style-name="Regular"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499cm" fo:text-indent="-0.399cm" fo:margin-left="1.499cm"/>
        </style:list-level-properties>
        <style:text-properties fo:font-family="OpenSymbol" style:font-style-name="Regular"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499cm" fo:text-indent="-0.399cm" fo:margin-left="1.499cm"/>
        </style:list-level-properties>
        <style:text-properties fo:font-family="OpenSymbol" style:font-style-name="Regular"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499cm" fo:text-indent="-0.399cm" fo:margin-left="1.499cm"/>
        </style:list-level-properties>
        <style:text-properties fo:font-family="OpenSymbol" style:font-style-name="Regular"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99cm" fo:text-indent="-0.399cm" fo:margin-left="1.499cm"/>
        </style:list-level-properties>
        <style:text-properties fo:font-family="OpenSymbol" style:font-style-name="Regular"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499cm" fo:text-indent="-0.399cm" fo:margin-left="1.499cm"/>
        </style:list-level-properties>
        <style:text-properties fo:font-family="OpenSymbol" style:font-style-name="Regular" style:font-charset="x-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6cm" fo:text-indent="-0.6cm" fo:margin-left="0.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loext:graphic-properties draw:fill="gradient" draw:fill-color="#729fcf" draw:fill-gradient-name="Gradient_20_11"/>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2"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808080" draw:opacity="1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4" style:family="paragraph">
      <loext:graphic-properties draw:fill="gradient" draw:fill-color="#729fcf" draw:fill-gradient-name="Gradient_20_8" draw:gradient-step-count="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5" style:family="paragraph">
      <loext:graphic-properties draw:fill="solid" draw:fill-color="#808080" draw:gradient-step-count="0" draw:opacity="1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6"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7"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8" style:family="paragraph">
      <loext:graphic-properties draw:fill="solid" draw:fill-color="#b2b2b2"/>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9" style:family="paragraph">
      <loext:graphic-properties draw:fill="solid" draw:fill-color="#ffffff"/>
      <style:paragraph-properties fo:margin-left="0cm" fo:margin-right="0cm" fo:margin-top="0cm" fo:margin-bottom="0cm" fo:line-height="115%"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10" style:family="paragraph">
      <loext:graphic-properties draw:fill="solid" draw:fill-color="#002377"/>
      <style:paragraph-properties fo:margin-left="0cm" fo:margin-right="0cm" fo:margin-top="0cm" fo:margin-bottom="0cm" fo:line-height="115%"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11" style:family="paragraph">
      <loext:graphic-properties draw:fill="solid" draw:fill-color="#c1121f"/>
      <style:paragraph-properties fo:margin-left="0cm" fo:margin-right="0cm" fo:margin-top="0cm" fo:margin-bottom="0cm" fo:line-height="115%"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12" style:family="paragraph">
      <loext:graphic-properties draw:fill="solid" draw:fill-color="#ffffff" draw:opacity="100%"/>
      <style:paragraph-properties fo:margin-left="0cm" fo:margin-right="0cm" fo:margin-top="0cm" fo:margin-bottom="0cm" fo:line-height="115%"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13" style:family="paragraph">
      <loext:graphic-properties draw:fill="solid" draw:fill-color="#c1121f" draw:opacity="100%"/>
      <style:paragraph-properties fo:margin-left="0cm" fo:margin-right="0cm" fo:margin-top="0cm" fo:margin-bottom="0cm" fo:line-height="115%"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14" style:family="paragraph">
      <loext:graphic-properties draw:fill="solid" draw:fill-color="#002377" draw:opacity="100%"/>
      <style:paragraph-properties fo:margin-left="0cm" fo:margin-right="0cm" fo:margin-top="0cm" fo:margin-bottom="0cm" fo:line-height="115%"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15" style:family="paragraph">
      <loext:graphic-properties draw:fill="solid" draw:fill-color="#002377"/>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1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17" style:family="paragraph">
      <loext:graphic-properties draw:fill="solid" draw:fill-color="#c1121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18" style:family="paragraph">
      <loext:graphic-properties draw:fill="solid" draw:fill-color="#ffffff" draw:opacity="1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19" style:family="paragraph">
      <style:paragraph-properties fo:margin-left="0cm" fo:margin-right="0cm" fo:margin-top="0cm" fo:margin-bottom="0cm" fo:line-height="100%" fo:text-align="start" fo:text-indent="0cm" style:writing-mode="lr-tb"/>
    </style:style>
    <style:style style:name="MP20" style:family="paragraph">
      <loext:graphic-properties draw:fill="none" draw:fill-color="#ffffff"/>
      <style:paragraph-properties fo:margin-left="0cm" fo:margin-right="0cm" fo:margin-top="0cm" fo:margin-bottom="0cm" fo:line-height="100%" fo:text-align="start" fo:text-indent="0cm" style:writing-mode="lr-tb"/>
      <style:text-properties fo:font-variant="normal" fo:text-transform="none" style:use-window-font-color="true" loext:opacity="0%" loext:color-lum-mod="100%" loext:color-lum-off="0%" style:text-outline="false" style:text-line-through-style="none" style:text-line-through-type="none" style:font-name="Magneto1" fo:font-size="12pt" fo:language="en" fo:country="US" fo:font-style="normal" fo:text-shadow="none" style:text-underline-style="none" fo:font-weight="normal" style:letter-kerning="true" style:font-name-asian="Microsoft YaHei"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MP21" style:family="paragraph">
      <style:paragraph-properties fo:margin-left="0cm" fo:margin-right="0cm" fo:margin-top="0cm" fo:margin-bottom="0cm" fo:line-height="100%" fo:text-align="end" fo:text-indent="0cm" style:writing-mode="lr-tb"/>
    </style:style>
    <style:style style:name="MP22" style:family="paragraph">
      <loext:graphic-properties draw:fill="none" draw:fill-color="#ffffff"/>
      <style:paragraph-properties fo:margin-left="0cm" fo:margin-right="0cm" fo:margin-top="0cm" fo:margin-bottom="0cm" fo:line-height="100%" fo:text-align="end"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1" fo:font-size="11pt" fo:font-style="normal" fo:text-shadow="none" style:text-underline-style="none" fo:font-weight="bold" style:letter-kerning="true" style:font-name-asian="Microsoft YaHei" style:font-size-asian="11pt" style:font-style-asian="normal" style:font-weight-asian="bold" style:font-name-complex="Arial Unicode MS" style:font-size-complex="11pt" style:font-style-complex="normal" style:font-weight-complex="bold" style:text-emphasize="none" style:font-relief="none" style:text-overline-style="none" style:text-overline-color="font-color"/>
    </style:style>
    <style:style style:name="MP2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24" style:family="paragraph" style:parent-style-name="Footer">
      <style:paragraph-properties>
        <style:tab-stops>
          <style:tab-stop style:position="18.3cm" style:type="right"/>
        </style:tab-stops>
      </style:paragraph-properties>
      <style:text-properties officeooo:rsid="0079edda" officeooo:paragraph-rsid="01028a8c"/>
    </style:style>
    <style:style style:name="MP25" style:family="paragraph">
      <style:paragraph-properties fo:margin-left="0cm" fo:margin-right="0cm" fo:margin-top="0cm" fo:margin-bottom="0cm" fo:line-height="100%" fo:text-align="center" fo:text-indent="0cm" style:writing-mode="lr-tb"/>
    </style:style>
    <style:style style:name="MP26"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loext:color-lum-mod="100%" loext:color-lum-off="0%" style:text-outline="false" style:text-line-through-style="none" style:text-line-through-type="none" style:font-name="Magneto1" fo:font-size="20pt" fo:language="en" fo:country="US" fo:font-style="normal" fo:text-shadow="none" style:text-underline-style="none" fo:font-weight="normal" style:letter-kerning="true" style:font-name-asian="Microsoft YaHei" style:font-size-asian="20pt" style:font-style-asian="normal" style:font-weight-asian="normal" style:font-name-complex="Arial Unicode MS" style:font-size-complex="20pt" style:font-style-complex="normal" style:font-weight-complex="normal" style:text-emphasize="none" style:font-relief="none" style:text-overline-style="none" style:text-overline-color="font-color"/>
    </style:style>
    <style:style style:name="MP27" style:family="paragraph" style:parent-style-name="Footer">
      <style:paragraph-properties>
        <style:tab-stops>
          <style:tab-stop style:position="12.391cm" style:type="center"/>
          <style:tab-stop style:position="18.3cm" style:type="right"/>
        </style:tab-stops>
      </style:paragraph-properties>
      <style:text-properties officeooo:paragraph-rsid="01028a8c"/>
    </style:style>
    <style:style style:name="MT1" style:family="text">
      <style:text-properties fo:font-variant="normal" fo:text-transform="none" style:use-window-font-color="true" loext:opacity="0%" style:text-outline="false" style:text-line-through-style="none" style:text-line-through-type="none" style:font-name="Magneto1" fo:font-size="12pt" fo:language="en" fo:country="US" fo:font-style="normal" fo:text-shadow="none" style:text-underline-style="none" fo:font-weight="normal" style:letter-kerning="true" style:font-name-asian="Microsoft YaHei"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MT2" style:family="text">
      <style:text-properties fo:font-variant="normal" fo:text-transform="none" style:use-window-font-color="true" loext:opacity="0%" style:text-outline="false" style:text-line-through-style="none" style:text-line-through-type="none" style:font-name="Open Sans1" fo:font-size="10pt" fo:language="en" fo:country="GB" fo:font-style="normal" fo:text-shadow="none" style:text-underline-style="none" fo:font-weight="bold" style:letter-kerning="true" style:font-name-asian="Microsoft YaHei" style:font-size-asian="10pt" style:font-style-asian="normal" style:font-weight-asian="bold" style:font-name-complex="Arial Unicode MS" style:font-size-complex="10pt" style:font-style-complex="normal" style:font-weight-complex="bold" style:text-emphasize="none" style:font-relief="none" style:text-overline-style="none" style:text-overline-color="font-color"/>
    </style:style>
    <style:style style:name="MT3" style:family="text">
      <style:text-properties style:font-name="Logos CC" fo:font-size="10pt" officeooo:rsid="0276de85" style:font-name-asian="Logos CC" style:font-size-asian="10pt" style:font-name-complex="Logos CC" style:font-size-complex="10pt"/>
    </style:style>
    <style:style style:name="MT4" style:family="text">
      <style:text-properties fo:font-variant="normal" fo:text-transform="none" style:use-window-font-color="true" loext:opacity="0%" style:text-outline="false" style:text-line-through-style="none" style:text-line-through-type="none" style:font-name="Magneto1" fo:font-size="20pt" fo:language="en" fo:country="US" fo:font-style="normal" fo:text-shadow="none" style:text-underline-style="none" fo:font-weight="normal" style:letter-kerning="true" style:font-name-asian="Microsoft YaHei" style:font-size-asian="20pt" style:font-style-asian="normal" style:font-weight-asian="normal" style:font-name-complex="Arial Unicode MS" style:font-size-complex="20pt" style:font-style-complex="normal" style:font-weight-complex="normal" style:text-emphasize="none" style:font-relief="none" style:text-overline-style="none" style:text-overline-color="font-color"/>
    </style:style>
    <style:style style:name="MT5" style:family="text">
      <style:text-properties officeooo:rsid="0079edda"/>
    </style:style>
    <style:style style:name="MT6" style:family="text">
      <style:text-properties fo:font-variant="small-caps" fo:language="zxx" fo:country="none" officeooo:rsid="0079edda" style:font-size-asian="10.5pt"/>
    </style:style>
    <style:style style:name="MT7" style:family="text">
      <style:text-properties fo:font-variant="small-caps" fo:color="#7e7e7e" loext:opacity="100%" style:font-name="Open Sans3" fo:font-size="9pt" fo:language="zxx" fo:country="none" fo:text-shadow="none" officeooo:rsid="00b40a88" style:font-size-asian="10.5pt"/>
    </style:style>
    <style:style style:name="MT8" style:family="text">
      <style:text-properties officeooo:rsid="00b40a88"/>
    </style:style>
    <style:style style:name="MT9" style:family="text">
      <style:text-properties officeooo:rsid="012506d3"/>
    </style:style>
    <style:style style:name="MT10" style:family="text">
      <style:text-properties fo:color="#7e7e7e" loext:opacity="100%" style:font-name="Open Sans3" fo:font-size="9pt" fo:language="en" fo:country="US" fo:text-shadow="none" officeooo:rsid="011c56a2" style:font-size-asian="10.5pt"/>
    </style:style>
    <style:style style:name="MT11" style:family="text">
      <style:text-properties fo:color="#7e7e7e" loext:opacity="100%" style:font-name="Open Sans3" fo:font-size="9pt" fo:language="en" fo:country="US" fo:text-shadow="none" officeooo:rsid="011f4518" style:font-size-asian="10.5pt"/>
    </style:style>
    <style:style style:name="MT12" style:family="text">
      <style:text-properties fo:color="#7e7e7e" loext:opacity="100%" style:text-position="super 58%" style:font-name="Open Sans3" fo:font-size="9pt" fo:language="en" fo:country="US" fo:text-shadow="none" officeooo:rsid="00e941c2" style:font-size-asian="10.5pt"/>
    </style:style>
    <style:style style:name="MT13" style:family="text">
      <style:text-properties officeooo:rsid="00d98ef6"/>
    </style:style>
    <style:style style:name="MT14" style:family="text">
      <style:text-properties fo:color="#7e7e7e" loext:opacity="100%" style:font-name="Open Sans3" fo:font-size="9pt" fo:language="en" fo:country="US" fo:text-shadow="none" officeooo:rsid="0079edda" style:font-size-asian="10.5pt"/>
    </style:style>
    <style:style style:name="MT15" style:family="text">
      <style:text-properties fo:color="#7e7e7e" loext:opacity="100%" style:font-name="Open Sans3" fo:font-size="9pt" fo:language="en" fo:country="US" fo:text-shadow="none" officeooo:rsid="011ef22a" style:font-size-asian="10.5pt"/>
    </style:style>
    <style:style style:name="M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style:run-through="foreground"/>
    </style:style>
    <style:style style:name="Mgr3" style:family="graphic">
      <style:graphic-properties draw:stroke="solid" svg:stroke-width="0.018cm" svg:stroke-color="#808080" draw:marker-start="" draw:marker-start-width="0.228cm" draw:marker-start-center="false" draw:marker-end="" draw:marker-end-width="0.228cm" draw:marker-end-center="false" draw:fill="gradient" draw:fill-color="#729fcf" draw:fill-gradient-name="Gradient_20_11" draw:textarea-horizontal-align="justify" draw:textarea-vertical-align="middle" draw:auto-grow-height="false" fo:min-height="1.75cm" fo:min-width="12.501cm" fo:padding-top="0.134cm" fo:padding-bottom="0.134cm" fo:padding-left="0.259cm" fo:padding-right="0.259cm" draw:shadow="hidden" draw:shadow-offset-x="0.199cm" draw:shadow-offset-y="0.199cm" draw:shadow-color="#808080" style:run-through="foreground"/>
    </style:style>
    <style:style style:name="Mgr4" style:family="graphic">
      <style:graphic-properties draw:stroke="none" svg:stroke-width="0cm" svg:stroke-color="#808080" draw:marker-start="" draw:marker-start-width="0.321cm" draw:marker-start-center="false" draw:marker-end="" draw:marker-end-width="0.321cm" draw:marker-end-center="false" draw:fill="solid" draw:fill-color="#999999"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Mgr5" style:family="graphic">
      <style:graphic-properties draw:stroke="none" svg:stroke-width="0cm" svg:stroke-color="#808080" draw:marker-start="" draw:marker-start-width="0.321cm" draw:marker-start-center="false" draw:marker-end="" draw:marker-end-width="0.321cm" draw:marker-end-center="false" draw:fill="solid" draw:fill-color="#808080" draw:opacity="100%" draw:textarea-horizontal-align="center" draw:textarea-vertical-align="middle" fo:padding-top="0.166cm" fo:padding-bottom="0.166cm" fo:padding-left="0.289cm" fo:padding-right="0.289cm" draw:shadow="hidden" draw:shadow-offset-x="0.199cm" draw:shadow-offset-y="0.199cm" draw:shadow-color="#808080" style:run-through="foreground"/>
    </style:style>
    <style:style style:name="Mgr6" style:family="graphic">
      <style:graphic-properties draw:stroke="none" svg:stroke-width="0cm" svg:stroke-color="#808080" draw:marker-start="" draw:marker-start-width="0.321cm" draw:marker-start-center="false" draw:marker-end="" draw:marker-end-width="0.321cm" draw:marker-end-center="false" draw:fill="gradient" draw:fill-color="#729fcf" draw:fill-gradient-name="Gradient_20_8" draw:gradient-step-count="0"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Mgr7" style:family="graphic">
      <style:graphic-properties draw:stroke="none" svg:stroke-width="0cm" svg:stroke-color="#808080" draw:marker-start="" draw:marker-start-width="0.321cm" draw:marker-start-center="false" draw:marker-end="" draw:marker-end-width="0.321cm" draw:marker-end-center="false" draw:fill="solid" draw:fill-color="#808080" draw:gradient-step-count="0" draw:opacity="100%" draw:textarea-horizontal-align="center" draw:textarea-vertical-align="middle" fo:padding-top="0.166cm" fo:padding-bottom="0.166cm" fo:padding-left="0.289cm" fo:padding-right="0.289cm" draw:shadow="hidden" draw:shadow-offset-x="0.199cm" draw:shadow-offset-y="0.199cm" draw:shadow-color="#808080" style:run-through="foreground"/>
    </style:style>
    <style:style style:name="Mgr8" style:family="graphic">
      <style:graphic-properties draw:stroke="none" svg:stroke-width="0cm" svg:stroke-color="#808080" draw:marker-start="" draw:marker-start-width="0.321cm" draw:marker-start-center="false" draw:marker-end="" draw:marker-end-width="0.321cm" draw:marker-end-center="false" draw:fill="solid" draw:fill-color="#eeeeee"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Mgr9" style:family="graphic">
      <style:graphic-properties draw:stroke="none" svg:stroke-width="0cm" svg:stroke-color="#808080" draw:marker-start="" draw:marker-start-width="0.321cm" draw:marker-start-center="false" draw:marker-end="" draw:marker-end-width="0.321cm" draw:marker-end-center="false" draw:fill="solid" draw:fill-color="#cccccc"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Mgr10" style:family="graphic">
      <style:graphic-properties draw:stroke="none" svg:stroke-width="0cm" svg:stroke-color="#808080" draw:marker-start="" draw:marker-start-width="0.321cm" draw:marker-start-center="false" draw:marker-end="" draw:marker-end-width="0.321cm" draw:marker-end-center="false" draw:fill="solid" draw:fill-color="#b2b2b2"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Mgr11"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center" draw:textarea-vertical-align="middle" fo:min-height="1.916cm" fo:padding-top="0.125cm" fo:padding-bottom="0.125cm" fo:padding-left="0.25cm" fo:padding-right="0.25cm" draw:shadow="hidden" draw:shadow-offset-x="0.199cm" draw:shadow-offset-y="0.199cm" draw:shadow-color="#808080" style:run-through="foreground"/>
    </style:style>
    <style:style style:name="Mgr12" style:family="graphic">
      <style:graphic-properties draw:stroke="none" svg:stroke-width="0cm" svg:stroke-color="#3465a4" draw:marker-start="" draw:marker-start-width="0.199cm" draw:marker-start-center="false" draw:marker-end="" draw:marker-end-width="0.199cm" draw:marker-end-center="false" draw:fill="solid" draw:fill-color="#002377" draw:textarea-horizontal-align="center" draw:textarea-vertical-align="middle" fo:min-height="1.916cm" fo:padding-top="0.125cm" fo:padding-bottom="0.125cm" fo:padding-left="0.25cm" fo:padding-right="0.25cm" draw:shadow="hidden" draw:shadow-offset-x="0.199cm" draw:shadow-offset-y="0.199cm" draw:shadow-color="#808080" style:run-through="foreground"/>
    </style:style>
    <style:style style:name="Mgr13" style:family="graphic">
      <style:graphic-properties draw:stroke="none" svg:stroke-width="0cm" svg:stroke-color="#3465a4" draw:marker-start="" draw:marker-start-width="0.199cm" draw:marker-start-center="false" draw:marker-end="" draw:marker-end-width="0.199cm" draw:marker-end-center="false" draw:fill="solid" draw:fill-color="#c1121f" draw:textarea-horizontal-align="center" draw:textarea-vertical-align="middle" fo:min-height="1.916cm" fo:padding-top="0.125cm" fo:padding-bottom="0.125cm" fo:padding-left="0.25cm" fo:padding-right="0.25cm" draw:shadow="hidden" draw:shadow-offset-x="0.199cm" draw:shadow-offset-y="0.199cm" draw:shadow-color="#808080" style:run-through="foreground"/>
    </style:style>
    <style:style style:name="Mgr14" style:family="graphic">
      <style:graphic-properties draw:stroke="none" svg:stroke-width="0.081cm" svg:stroke-color="#ffffff" draw:marker-start="" draw:marker-start-width="0.321cm" draw:marker-start-center="false" draw:marker-end="" draw:marker-end-width="0.321cm" draw:marker-end-center="false" svg:stroke-opacity="100%" draw:fill="solid" draw:fill-color="#ffffff" draw:opacity="100%" draw:textarea-horizontal-align="center" draw:textarea-vertical-align="middle" fo:min-height="1.15cm" fo:padding-top="0.166cm" fo:padding-bottom="0.166cm" fo:padding-left="0.289cm" fo:padding-right="0.289cm" draw:shadow="hidden" draw:shadow-offset-x="0.199cm" draw:shadow-offset-y="0.199cm" draw:shadow-color="#808080" style:run-through="foreground"/>
    </style:style>
    <style:style style:name="Mgr15" style:family="graphic">
      <style:graphic-properties draw:stroke="none" svg:stroke-width="0.081cm" svg:stroke-color="#ffffff" draw:marker-start="" draw:marker-start-width="0.321cm" draw:marker-start-center="false" draw:marker-end="" draw:marker-end-width="0.321cm" draw:marker-end-center="false" svg:stroke-opacity="100%" draw:fill="solid" draw:fill-color="#c1121f" draw:opacity="100%" draw:textarea-horizontal-align="center" draw:textarea-vertical-align="middle" fo:min-height="1.15cm" fo:padding-top="0.166cm" fo:padding-bottom="0.166cm" fo:padding-left="0.289cm" fo:padding-right="0.289cm" draw:shadow="hidden" draw:shadow-offset-x="0.199cm" draw:shadow-offset-y="0.199cm" draw:shadow-color="#808080" style:run-through="foreground"/>
    </style:style>
    <style:style style:name="Mgr16" style:family="graphic">
      <style:graphic-properties draw:stroke="none" svg:stroke-width="0.081cm" svg:stroke-color="#ffffff" draw:marker-start="" draw:marker-start-width="0.321cm" draw:marker-start-center="false" draw:marker-end="" draw:marker-end-width="0.321cm" draw:marker-end-center="false" svg:stroke-opacity="100%" draw:fill="solid" draw:fill-color="#002377" draw:opacity="100%" draw:textarea-horizontal-align="center" draw:textarea-vertical-align="middle" fo:min-height="1.15cm" fo:padding-top="0.166cm" fo:padding-bottom="0.166cm" fo:padding-left="0.289cm" fo:padding-right="0.289cm" draw:shadow="hidden" draw:shadow-offset-x="0.199cm" draw:shadow-offset-y="0.199cm" draw:shadow-color="#808080" style:run-through="foreground"/>
    </style:style>
    <style:style style:name="Mgr17" style:family="graphic">
      <style:graphic-properties draw:stroke="solid" svg:stroke-width="0cm" svg:stroke-color="#ffffff" draw:marker-start="" draw:marker-start-width="0.199cm" draw:marker-start-center="false" draw:marker-end="" draw:marker-end-width="0.199cm" draw:marker-end-center="false" draw:fill="solid" draw:fill-color="#002377"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Mgr18"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2.75cm" fo:min-width="2.499cm" fo:padding-top="0.125cm" fo:padding-bottom="0.125cm" fo:padding-left="0.25cm" fo:padding-right="0.25cm" draw:shadow="hidden" draw:shadow-offset-x="0.199cm" draw:shadow-offset-y="0.199cm" draw:shadow-color="#808080" style:run-through="foreground"/>
    </style:style>
    <style:style style:name="Mgr19" style:family="graphic">
      <style:graphic-properties draw:stroke="none" svg:stroke-width="0cm" svg:stroke-color="#3465a4" draw:marker-start="" draw:marker-start-width="0.199cm" draw:marker-start-center="false" draw:marker-end="" draw:marker-end-width="0.199cm" draw:marker-end-center="false" draw:fill="solid" draw:fill-color="#c1121f" draw:textarea-horizontal-align="justify" draw:textarea-vertical-align="middle" draw:auto-grow-height="false" fo:min-height="2.75cm" fo:min-width="2.499cm" fo:padding-top="0.125cm" fo:padding-bottom="0.125cm" fo:padding-left="0.25cm" fo:padding-right="0.25cm" draw:shadow="hidden" draw:shadow-offset-x="0.199cm" draw:shadow-offset-y="0.199cm" draw:shadow-color="#808080" style:run-through="foreground"/>
    </style:style>
    <style:style style:name="Mgr20" style:family="graphic">
      <style:graphic-properties draw:stroke="none" svg:stroke-width="0cm" svg:stroke-color="#ffffff" draw:marker-start="" draw:marker-start-width="0.321cm" draw:marker-start-center="false" draw:marker-end="" draw:marker-end-width="0.321cm" draw:marker-end-center="false" draw:fill="solid" draw:fill-color="#ffffff" draw:opacity="100%" draw:textarea-horizontal-align="center" draw:textarea-vertical-align="middle" fo:padding-top="0.166cm" fo:padding-bottom="0.166cm" fo:padding-left="0.289cm" fo:padding-right="0.289cm" draw:shadow="hidden" draw:shadow-offset-x="0.199cm" draw:shadow-offset-y="0.199cm" draw:shadow-color="#808080" style:run-through="foreground"/>
    </style:style>
    <style:style style:name="M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833cm" fo:padding-top="0cm" fo:padding-bottom="0cm" fo:padding-left="0cm" fo:padding-right="0cm" draw:shadow="hidden" draw:shadow-offset-x="0.199cm" draw:shadow-offset-y="0.199cm" draw:shadow-color="#808080" style:run-through="foreground"/>
      <style:paragraph-properties style:writing-mode="lr-tb"/>
    </style:style>
    <style:style style:name="M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044cm" fo:padding-top="0cm" fo:padding-bottom="0cm" fo:padding-left="0cm" fo:padding-right="0cm" draw:shadow="hidden" draw:shadow-offset-x="0.199cm" draw:shadow-offset-y="0.199cm" draw:shadow-color="#808080" style:run-through="foreground"/>
      <style:paragraph-properties style:writing-mode="lr-tb"/>
    </style:style>
    <style:style style:name="Mgr2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Mgr24" style:family="graphic">
      <style:graphic-properties draw:stroke="solid" svg:stroke-width="0.028cm" svg:stroke-color="#808080" draw:marker-start="" draw:marker-start-width="0.242cm" draw:marker-start-center="false" draw:marker-end="" draw:marker-end-width="0.242cm" draw:marker-end-center="false" draw:fill="solid" draw:fill-color="#999999"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Mgr25" style:family="graphic">
      <style:graphic-properties draw:stroke="solid" svg:stroke-width="0.028cm" svg:stroke-color="#808080" draw:marker-start="" draw:marker-start-width="0.242cm" draw:marker-start-center="false" draw:marker-end="" draw:marker-end-width="0.242cm" draw:marker-end-center="false" draw:fill="gradient" draw:fill-color="#729fcf" draw:fill-gradient-name="Gradient_20_11" draw:textarea-horizontal-align="justify" draw:textarea-vertical-align="middle" draw:auto-grow-height="false" fo:min-height="1.75cm" fo:min-width="12.501cm" fo:padding-top="0.139cm" fo:padding-bottom="0.139cm" fo:padding-left="0.265cm" fo:padding-right="0.265cm" draw:shadow="hidden" draw:shadow-offset-x="0.199cm" draw:shadow-offset-y="0.199cm" draw:shadow-color="#808080" style:run-through="foreground"/>
    </style:style>
    <style:style style:name="M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1.55cm" fo:padding-top="0.125cm" fo:padding-bottom="0.125cm" fo:padding-left="0.25cm" fo:padding-right="0.25cm" draw:shadow="hidden" draw:shadow-offset-x="0.199cm" draw:shadow-offset-y="0.199cm" draw:shadow-color="#808080" style:run-through="foreground"/>
      <style:paragraph-properties style:writing-mode="lr-tb"/>
    </style:style>
    <style:page-layout style:name="Mpm1">
      <style:page-layout-properties fo:page-width="21.001cm" fo:page-height="29.7cm" style:num-format="1" style:print-orientation="portrait" fo:margin-top="1.199cm" fo:margin-bottom="1.199cm" fo:margin-left="1.499cm" fo:margin-right="1.1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199cm" fo:margin-bottom="1.199cm" fo:margin-left="1.499cm" fo:margin-right="1.1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Header"><draw:g text:anchor-type="paragraph" draw:z-index="1" draw:name="Forme2" draw:style-name="Mgr1"><draw:g draw:style-name="Mgr2"><draw:path draw:style-name="Mgr3" draw:text-style-name="MP1" svg:width="16.191cm" svg:height="1.001cm" svg:x="2.092cm" svg:y="0cm" svg:viewBox="0 0 16192 1002" svg:d="M58 1002c-200 0 201-1002 0-1002 2171 0 13930 0 16134 0 0 334 0 668 0 1002-2204 0-13963 0-16134 0z"><text:p/></draw:path><draw:g draw:style-name="Mgr2"><draw:path draw:style-name="Mgr4" draw:text-style-name="MP2" svg:width="0.121cm" svg:height="0.498cm" draw:transform="rotate (-3.14159265358979) translate (2.20640554775089cm 0.498666666666669cm)" svg:viewBox="0 0 122 499" svg:d="M58 0c36 160 124 499-2 499-125 0-4-490 2-499z"><text:p/></draw:path><draw:path draw:style-name="Mgr5" draw:text-style-name="MP3" svg:width="0.136cm" svg:height="0.511cm" draw:transform="rotate (-3.14159265358979) translate (2.21502777777778cm 0.504666666666661cm)" svg:viewBox="0 0 137 512" svg:d="M71 4c0-1-1-2-2-3-1 0-3-1-4-1s-2 0-3 1c-1 0-2 1-3 2 0 0 0 1-1 2l5 3h-1l-5-2c0 1 0 1 0 2l2 1-2-1c-1 1-1 2-2 3 0 2-1 3-2 5-1 3-2 7-3 12-1 4-3 9-4 15-6 22-13 53-20 89-14 71-26 161-26 234 0 20 0 39 3 56 2 17 5 32 10 45 2 6 5 12 8 18 4 5 7 10 12 14 4 4 9 7 14 9 6 2 12 4 18 4 7 0 13-1 19-3s11-4 16-8c4-3 8-7 12-12 4-4 7-10 10-15 5-12 9-25 11-40 3-15 4-31 4-49 0-114-43-281-65-379 0-1 0-1-1-2zM122 385c0 17-1 33-3 47s-5 25-10 35c-3 5-5 10-8 13-3 4-6 7-10 9-3 3-7 5-11 6-5 1-10 2-15 2-4 0-9-1-12-2-4-2-7-4-11-7-3-3-6-6-8-11-3-4-6-9-8-15-4-12-7-26-9-42s-3-35-3-54c0-72 13-161 26-231 7-36 14-67 20-88 1-5 2-10 3-14 23 99 59 248 59 352zM64 9l6 4v-1l-6-4-6-3-1 1z"><text:p/></draw:path></draw:g></draw:g><draw:g draw:style-name="Mgr2"><draw:g draw:style-name="Mgr2"><draw:g draw:style-name="Mgr2"><draw:path draw:style-name="Mgr6" draw:text-style-name="MP4" svg:width="1.552cm" svg:height="1.001cm" svg:x="0.384cm" svg:y="0.002cm" svg:viewBox="0 0 1553 1002" svg:d="M1486 1002h-895l-537-286c-18-71-54-141-54-215 0-73 36-143 54-215l537-286h895c232 0-233 1002 0 1002z"><text:p/></draw:path><draw:path draw:style-name="Mgr7" draw:text-style-name="MP5" svg:width="1.566cm" svg:height="1.016cm" svg:x="0.376cm" svg:y="-0.005cm" svg:viewBox="0 0 1567 1017" svg:d="M1497 1003c1 1 2 2 2 3 1 1 1 2 1 4 0 1 0 2-1 3 0 1-1 2-2 3s-3 1-4 1h-895c-1 0-2 0-3-1l-537-286h-1c-1-1-2-2-2-3-1-1-1-1-1-2-9-36-22-71-33-106-12-36-21-73-21-111 0-37 9-73 21-110 11-35 24-70 33-106 0-1 0-1 1-2 0-1 1-2 2-2s1 0 1 0l537-287c1 0 2-1 3-1h895c7 0 13 1 19 3 6 1 11 3 16 6s9 7 13 12c4 4 8 9 10 14 6 11 10 24 13 39 2 14 3 31 3 49 0 193-134 578-134 771 0 18 1 33 4 47 2 13 6 25 11 34 2 5 5 9 8 12s6 6 10 8c3 3 8 4 12 6 5 1 10 1 15 1 1 0 3 1 4 1zM1553 123c0-17-1-33-3-47-3-13-6-25-11-34-3-4-5-8-8-12-3-3-7-6-10-8-4-3-8-4-13-5-4-2-9-2-15-2h-893l-533 284c-9 35-22 69-33 104-10 35-19 70-19 105 0 36 9 72 19 106 11 35 24 70 33 104l533 284h851c-2-1-4-3-6-5-4-5-7-10-10-15-6-11-10-24-13-39-2-14-4-30-4-49 0-193 135-578 135-771z"><text:p/></draw:path></draw:g><draw:g draw:style-name="Mgr2"><draw:path draw:style-name="Mgr8" draw:text-style-name="MP6" svg:width="1.318cm" svg:height="0.225cm" svg:x="0.389cm" svg:y="0.224cm" svg:viewBox="0 0 1319 226" svg:d="M0 226h1319c-54-108-193-278-391-211-293 99-623 140-909 140-8 28-14 50-19 71z"><text:p/></draw:path><draw:path draw:style-name="Mgr5" draw:text-style-name="MP3" svg:width="1.333cm" svg:height="0.239cm" svg:x="0.382cm" svg:y="0.217cm" svg:viewBox="0 0 1334 240" svg:d="M4 239c-1-1-2-1-3-2 0-2-1-3-1-4s0-1 0-2c3-10 5-21 8-33 4-11 7-24 11-38 0 0 0-1 1-1 0-2 1-2 2-3s3-1 4-1c286 0 615-41 907-139 31-11 62-16 91-16 38 0 74 9 107 23 33 15 63 35 89 58 51 46 90 103 113 149 0 1 1 2 1 3s-1 2-1 4c-1 1-2 1-3 2s-2 1-4 1h-1319c-1 0-2 0-3-1zM17 226h1297c-22-43-58-93-104-134-25-22-53-42-85-55-31-14-65-22-101-22-28 0-57 4-87 14-291 98-620 140-906 140-3 12-6 23-9 33-2 8-4 16-5 24z"><text:p/></draw:path></draw:g><draw:g draw:style-name="Mgr2"><draw:path draw:style-name="Mgr9" draw:text-style-name="MP7" svg:width="1.353cm" svg:height="0.375cm" svg:x="0.408cm" svg:y="0.002cm" svg:viewBox="0 0 1354 376" svg:d="M566 0h788c-233 216-796 377-1354 376 8-30 20-60 29-90z"><text:p/></draw:path><draw:path draw:style-name="Mgr5" draw:text-style-name="MP3" svg:width="1.367cm" svg:height="0.389cm" svg:x="0.401cm" svg:y="-0.005cm" svg:viewBox="0 0 1368 390" svg:d="M573 0h788c1 0 2 1 4 1 1 1 2 2 2 3 1 1 1 2 1 3 0 2 0 3-1 4 0 1-1 1-1 2-58 54-137 105-232 150-94 46-203 86-323 120-239 67-518 107-797 107-2 0-4 0-7 0-1 0-2 0-3-1-1 0-2-1-3-2 0-1-1-3-1-4s0-1 0-2c8-30 20-59 30-89 0-1 0-1 0-2 1-1 2-2 3-2l537-287c1 0 2-1 3-1zM17 376c276 0 553-40 790-107 119-34 227-74 321-119 86-41 158-87 214-135h-766l-533 284c-9 26-19 51-26 77z"><text:p/></draw:path></draw:g><draw:g draw:style-name="Mgr2"><draw:path draw:style-name="Mgr10" draw:text-style-name="MP8" svg:width="0.569cm" svg:height="0.106cm" svg:x="0.384cm" svg:y="0.45cm" svg:viewBox="0 0 570 107" svg:d="M570 0v107h-564c-2-17-6-35-6-53 0-19 4-36 6-54z"><text:p/></draw:path><draw:path draw:style-name="Mgr5" draw:text-style-name="MP3" svg:width="0.584cm" svg:height="0.121cm" svg:x="0.376cm" svg:y="0.443cm" svg:viewBox="0 0 585 122" svg:d="M581 1c1 1 2 2 3 3 0 1 1 2 1 3v108c0 1-1 2-1 3-1 1-2 2-3 3s-2 1-4 1h-563c-2 0-3 0-4-1s-2-2-3-3c0-1-1-1-1-2-2-19-6-36-6-55s4-36 6-54c0-1 0-2 1-3 0-1 1-2 2-3 2 0 3-1 4-1h564c2 0 3 1 4 1zM15 61c0 16 3 31 5 46h550v-92h-551c-1 15-4 30-4 46z"><text:p/></draw:path></draw:g><draw:g draw:style-name="Mgr2"><draw:path draw:style-name="Mgr4" draw:text-style-name="MP2" svg:width="0.122cm" svg:height="0.5cm" svg:x="1.805cm" svg:y="0.503cm" svg:viewBox="0 0 123 501" svg:d="M65 0c-36 161-126 501 0 501 125 0 12-495 0-501z"><text:p/></draw:path><draw:path draw:style-name="Mgr5" draw:text-style-name="MP3" svg:width="0.136cm" svg:height="0.515cm" svg:x="1.798cm" svg:y="0.496cm" svg:viewBox="0 0 137 516" svg:d="M66 4c0-1 1-2 2-3 1 0 3-1 4-1s2 0 3 1c1 0 2 1 3 2 0 0 0 1 1 2l-5 3h1l5-2c0 1 0 1 0 2l-2 1 2-1c1 1 1 2 2 3 0 2 1 3 2 5 1 3 2 7 3 12 1 4 3 9 4 15 6 23 13 54 20 90 14 72 26 162 26 236 0 20 0 39-3 56-2 17-5 33-10 46-2 6-5 12-8 18-4 5-7 10-12 14-4 4-9 7-14 9-6 2-12 4-18 4-7 0-13-1-19-3s-11-4-16-8c-4-3-8-7-12-12-4-4-7-10-10-15-5-12-9-25-11-41-3-15-4-31-4-49 0-115 43-283 65-382 0-1 0-1 1-2zM15 388c0 17 1 33 3 47s5 26 10 36c3 5 5 10 8 13 3 4 6 7 10 9 3 3 7 5 11 6 5 1 10 2 15 2 4 0 9-1 12-2 4-2 7-4 11-7 3-3 6-6 8-11 3-4 6-9 8-15 4-12 7-27 9-43s3-35 3-54c0-73-13-162-26-233-7-36-14-67-20-89-1-5-2-10-3-14-23 100-59 250-59 355zM73 9l-6 4v-1l6-4 6-3 1 1z"><text:p/></draw:path></draw:g><draw:g draw:style-name="Mgr2"><draw:path draw:style-name="Mgr8" draw:text-style-name="MP6" svg:width="1.318cm" svg:height="0.225cm" svg:x="0.389cm" svg:y="0.559cm" svg:viewBox="0 0 1319 226" svg:d="M0 0h1319c-54 107-193 277-391 211-293-99-623-140-909-140-8-28-14-50-19-71z"><text:p/></draw:path><draw:path draw:style-name="Mgr5" draw:text-style-name="MP3" svg:width="1.333cm" svg:height="0.239cm" svg:x="0.382cm" svg:y="0.552cm" svg:viewBox="0 0 1334 240" svg:d="M0 7c0-1 1-2 1-3 1-1 2-2 3-3 1 0 2-1 3-1h1319c2 0 3 1 4 1 1 1 2 2 3 3 0 1 1 2 1 3 0 2-1 3-1 4-23 46-62 103-113 149-26 23-56 43-89 57s-69 23-107 23c-29 0-60-5-91-15-292-98-621-140-907-140-1 0-3 0-4 0-1-1-2-2-2-3-1-1-1-1-1-2-4-14-7-26-11-38-3-12-5-22-8-33 0-1 0-1 0-2zM937 211c30 10 59 15 87 15 36 0 70-9 101-22 32-14 60-33 85-55 46-41 82-92 104-134h-1297c1 7 3 15 5 23 3 10 6 21 9 33 286 1 615 42 906 140z"><text:p/></draw:path></draw:g><draw:g draw:style-name="Mgr2"><draw:path draw:style-name="Mgr9" draw:text-style-name="MP7" svg:width="1.353cm" svg:height="0.375cm" svg:x="0.408cm" svg:y="0.629cm" svg:viewBox="0 0 1354 376" svg:d="M566 376h788c-233-217-796-377-1354-376 8 30 20 60 29 89z"><text:p/></draw:path><draw:path draw:style-name="Mgr5" draw:text-style-name="MP3" svg:width="1.367cm" svg:height="0.389cm" svg:x="0.401cm" svg:y="0.621cm" svg:viewBox="0 0 1368 390" svg:d="M570 389l-537-286c-1-1-2-2-3-3v-1c-10-30-22-59-30-90 0 0 0-1 0-2s1-2 1-3c1-1 2-2 3-3 1 0 2-1 3-1 3 0 5 0 7 0 279 0 558 40 797 107 120 34 229 74 323 120 95 45 174 97 232 151l1 1c1 2 1 3 1 4s0 3-1 4c0 1-1 2-2 2-2 1-3 1-4 1h-788c-1 0-2 0-3-1zM1342 376c-56-49-128-95-214-136-94-45-202-85-321-119-237-66-514-106-790-106 7 26 17 51 26 77l533 284z"><text:p/></draw:path></draw:g></draw:g><draw:g draw:style-name="Mgr2"><draw:g draw:style-name="Mgr2"><draw:polygon draw:style-name="Mgr11" draw:text-style-name="MP9" svg:width="0.156cm" svg:height="0.249cm" svg:x="0.827cm" svg:y="0.635cm" svg:viewBox="0 0 157 250" draw:points="114,250 0,250 43,0 157,0 149,44 78,44 69,99 135,99 128,142 61,142 50,207 121,207"><text:p/></draw:polygon><draw:path draw:style-name="Mgr11" draw:text-style-name="MP9" svg:width="0.152cm" svg:height="0.194cm" svg:x="0.979cm" svg:y="0.689cm" svg:viewBox="0 0 153 195" svg:d="M131 195h-42l19-112c2-7 2-14 2-20 0-14-5-21-15-21-8 0-16 6-23 20-7 13-12 31-16 54l-14 79h-42l33-191h32l-3 35h1c14-26 30-39 49-39 13 0 23 5 30 15 7 9 11 23 11 40 0 9-2 19-4 31z"><text:p/></draw:path><draw:path draw:style-name="Mgr11" draw:text-style-name="MP9" svg:width="0.18cm" svg:height="0.278cm" svg:x="1.13cm" svg:y="0.689cm" svg:viewBox="0 0 181 279" svg:d="M181 4l-5 29-24 7c1 6 2 12 2 20 0 22-5 40-17 53-11 13-26 19-45 19-6 0-10 0-14-2-8 4-12 8-12 14 0 4 2 6 4 8 3 2 7 3 13 4l19 3c15 3 26 7 33 15 7 7 10 17 10 31 0 24-7 43-22 55-14 13-35 19-61 19-20 0-35-4-46-12-10-9-16-21-16-36 0-12 3-22 10-30 6-8 16-15 30-21-7-5-11-13-11-23 0-8 2-15 6-21 5-5 11-11 21-16-6-6-11-12-14-20-2-7-4-16-4-26 0-23 6-41 18-54 11-13 27-20 47-20 8 0 15 2 23 4zM67 196c-10 2-17 5-22 10s-8 11-8 19c0 13 9 19 27 19 14 0 25-2 32-7s10-13 10-22c0-5-1-8-4-10-3-3-10-5-19-6zM102 33c-8 0-13 4-18 13-4 9-6 20-6 33 0 14 4 20 14 20 7 0 13-4 17-13 4-8 6-20 6-33s-4-20-13-20z"><text:p/></draw:path><draw:polygon draw:style-name="Mgr11" draw:text-style-name="MP9" svg:width="0.087cm" svg:height="0.266cm" svg:x="1.305cm" svg:y="0.619cm" svg:viewBox="0 0 88 267" draw:points="42,267 0,267 46,0 88,0"><text:p/></draw:polygon><draw:path draw:style-name="Mgr11" draw:text-style-name="MP9" svg:width="0.085cm" svg:height="0.266cm" svg:x="1.389cm" svg:y="0.619cm" svg:viewBox="0 0 86 267" svg:d="M40 30c0-10 2-17 6-22 5-5 11-8 19-8 7 0 12 2 16 6 3 3 5 8 5 15 0 9-2 16-6 22s-11 8-19 8c-14 0-21-7-21-21zM42 267h-42l33-192h42z"><text:p/></draw:path><draw:path draw:style-name="Mgr11" draw:text-style-name="MP9" svg:width="0.125cm" svg:height="0.198cm" svg:x="1.472cm" svg:y="0.689cm" svg:viewBox="0 0 126 199" svg:d="M112 132c0 22-6 38-17 50-12 11-28 17-48 17-10 0-19-1-26-3s-14-4-21-8v-43c15 10 30 15 45 15 7 0 13-1 18-5 4-4 7-9 7-15 0-5-2-9-5-13-4-4-10-9-18-15-12-8-20-16-24-23-4-8-7-17-7-28 0-19 5-34 16-45 10-10 25-16 44-16 18 0 35 6 50 17l-14 36c-13-9-25-14-36-14-5 0-9 1-12 4-4 3-5 7-5 12s1 8 4 12c3 3 9 7 17 13 11 7 19 15 25 23 5 8 7 18 7 29z"><text:p/></draw:path><draw:path draw:style-name="Mgr11" draw:text-style-name="MP9" svg:width="0.152cm" svg:height="0.266cm" svg:x="1.609cm" svg:y="0.619cm" svg:viewBox="0 0 153 267" svg:d="M131 267h-42l19-112c2-8 2-15 2-21 0-14-5-21-15-21-8 0-16 7-23 20s-12 31-16 54l-14 80h-42l46-267h42c-4 21-6 37-8 48s-6 28-12 53h1c5-9 12-16 19-21 7-6 15-8 24-8 13 0 23 4 30 14 7 9 11 23 11 41 0 8-2 18-4 31z"><text:p/></draw:path></draw:g><draw:g draw:style-name="Mgr2"><draw:polygon draw:style-name="Mgr12" draw:text-style-name="MP10" svg:width="0.156cm" svg:height="0.249cm" svg:x="0.809cm" svg:y="0.622cm" svg:viewBox="0 0 157 250" draw:points="114,250 0,250 43,0 157,0 149,44 78,44 69,99 135,99 128,142 61,142 50,207 121,207"><text:p/></draw:polygon><draw:path draw:style-name="Mgr13" draw:text-style-name="MP11" svg:width="0.152cm" svg:height="0.194cm" svg:x="0.961cm" svg:y="0.679cm" svg:viewBox="0 0 153 195" svg:d="M131 195h-42l19-112c2-7 2-14 2-20 0-14-5-21-15-21-8 0-16 6-23 20-7 13-12 31-16 54l-14 79h-42l33-191h32l-3 35h1c14-26 30-39 49-39 13 0 23 5 30 15 7 9 11 23 11 40 0 9-2 19-4 31z"><text:p/></draw:path><draw:path draw:style-name="Mgr12" draw:text-style-name="MP10" svg:width="0.18cm" svg:height="0.278cm" svg:x="1.112cm" svg:y="0.679cm" svg:viewBox="0 0 181 279" svg:d="M181 4l-5 29-24 7c1 6 2 12 2 20 0 22-5 40-17 53-11 13-26 19-45 19-6 0-10 0-14-2-8 4-12 8-12 14 0 4 2 6 4 8 3 2 7 3 13 4l19 3c15 3 26 7 33 15 7 7 10 17 10 31 0 24-7 43-22 55-14 13-35 19-61 19-20 0-35-4-46-12-10-9-16-21-16-36 0-12 3-22 10-30 6-8 16-15 30-21-7-5-11-13-11-23 0-8 2-15 6-21 5-5 11-11 21-16-6-6-11-12-14-20-2-7-4-16-4-26 0-23 6-41 18-54 11-13 27-20 47-20 8 0 15 2 23 4zM67 196c-10 2-17 5-22 10s-8 11-8 19c0 13 9 19 27 19 14 0 25-2 32-7s10-13 10-22c0-5-1-8-4-10-3-3-10-5-19-6zM102 33c-8 0-13 4-18 13-4 9-6 20-6 33 0 14 4 20 14 20 7 0 13-4 17-13 4-8 6-20 6-33s-4-20-13-20z"><text:p/></draw:path><draw:polygon draw:style-name="Mgr13" draw:text-style-name="MP11" svg:width="0.087cm" svg:height="0.266cm" svg:x="1.287cm" svg:y="0.606cm" svg:viewBox="0 0 88 267" draw:points="42,267 0,267 46,0 88,0"><text:p/></draw:polygon><draw:path draw:style-name="Mgr12" draw:text-style-name="MP10" svg:width="0.085cm" svg:height="0.266cm" svg:x="1.371cm" svg:y="0.606cm" svg:viewBox="0 0 86 267" svg:d="M40 30c0-10 2-17 6-22 5-5 11-8 19-8 7 0 12 2 16 6 3 3 5 8 5 15 0 9-2 16-6 22s-11 8-19 8c-14 0-21-7-21-21zM42 267h-42l33-192h42z"><text:p/></draw:path><draw:path draw:style-name="Mgr13" draw:text-style-name="MP11" svg:width="0.125cm" svg:height="0.198cm" svg:x="1.454cm" svg:y="0.679cm" svg:viewBox="0 0 126 199" svg:d="M112 132c0 22-6 38-17 50-12 11-28 17-48 17-10 0-19-1-26-3s-14-4-21-8v-43c15 10 30 15 45 15 7 0 13-1 18-5 4-4 7-9 7-15 0-5-2-9-5-13-4-4-10-9-18-15-12-8-20-16-24-23-4-8-7-17-7-28 0-19 5-34 16-45 10-10 25-16 44-16 18 0 35 6 50 17l-14 36c-13-9-25-14-36-14-5 0-9 1-12 4-4 3-5 7-5 12s1 8 4 12c3 3 9 7 17 13 11 7 19 15 25 23 5 8 7 18 7 29z"><text:p/></draw:path><draw:path draw:style-name="Mgr12" draw:text-style-name="MP10" svg:width="0.152cm" svg:height="0.266cm" svg:x="1.591cm" svg:y="0.606cm" svg:viewBox="0 0 153 267" svg:d="M131 267h-42l19-112c2-8 2-15 2-21 0-14-5-21-15-21-8 0-16 7-23 20s-12 31-16 54l-14 80h-42l46-267h42c-4 21-6 37-8 48s-6 28-12 53h1c5-9 12-16 19-21 7-6 15-8 24-8 13 0 23 4 30 14 7 9 11 23 11 41 0 8-2 18-4 31z"><text:p/></draw:path></draw:g></draw:g><draw:g draw:style-name="Mgr2"><draw:g draw:style-name="Mgr2"><draw:polygon draw:style-name="Mgr14" draw:text-style-name="MP12" svg:width="0.133cm" svg:height="0.232cm" svg:x="0.738cm" svg:y="0.175cm" svg:viewBox="0 0 134 233" draw:points="51,233 13,233 45,41 0,41 7,0 134,0 128,41 83,41"><text:p/></draw:polygon><draw:path draw:style-name="Mgr14" draw:text-style-name="MP12" svg:width="0.125cm" svg:height="0.184cm" svg:x="0.865cm" svg:y="0.226cm" svg:viewBox="0 0 126 185" svg:d="M77 35c-8 0-15 4-21 13-7 8-11 18-13 30h6c13 0 23-2 30-7s11-12 11-21c0-10-5-15-13-15zM56 185c-18 0-31-6-41-18s-15-29-15-51 4-42 11-60 16-32 28-42c12-9 25-14 40-14s26 5 35 13c8 9 12 21 12 36 0 20-7 35-21 46-14 10-34 16-60 16h-6l-1 3v3c0 10 3 18 7 23 4 6 10 9 19 9 7 0 13-1 19-3s14-6 22-11v36c-14 9-31 14-49 14z"><text:p/></draw:path><draw:path draw:style-name="Mgr14" draw:text-style-name="MP12" svg:width="0.115cm" svg:height="0.184cm" svg:x="1.009cm" svg:y="0.226cm" svg:viewBox="0 0 116 185" svg:d="M53 185c-17 0-30-6-39-17-9-12-14-28-14-49 0-22 3-43 10-61 6-18 15-33 26-43s24-15 39-15 29 4 41 12l-11 36c-5-2-9-4-14-6-4-2-9-3-15-3-7 0-13 3-19 10s-10 16-13 28c-4 12-5 25-5 38 0 11 2 18 5 23 4 6 10 8 16 8 7 0 13-1 18-4 6-2 11-5 17-9v39c-13 8-27 13-42 13z"><text:p/></draw:path><draw:path draw:style-name="Mgr14" draw:text-style-name="MP12" svg:width="0.137cm" svg:height="0.247cm" svg:x="1.127cm" svg:y="0.16cm" svg:viewBox="0 0 138 248" svg:d="M119 248h-38l17-104c1-7 2-14 2-19 0-13-4-20-14-20-7 0-14 6-21 18-6 12-11 29-14 51l-13 74h-38l42-248h38c-3 19-6 34-8 44-2 11-5 27-11 50h1c6-9 11-15 18-20 6-5 14-8 22-8 12 0 21 5 27 14s9 21 9 38c0 7-1 17-3 28z"><text:p/></draw:path><draw:path draw:style-name="Mgr14" draw:text-style-name="MP12" svg:width="0.137cm" svg:height="0.18cm" svg:x="1.283cm" svg:y="0.226cm" svg:viewBox="0 0 138 181" svg:d="M119 181h-38l17-103c1-8 2-14 2-19 0-13-4-20-14-20-7 0-14 6-21 18-6 12-11 29-14 51l-13 73h-38l30-177h29l-3 33h1c12-25 27-37 45-37 12 0 21 5 27 14 6 8 9 21 9 37 0 8-1 18-3 29z"><text:p/></draw:path><draw:path draw:style-name="Mgr14" draw:text-style-name="MP12" svg:width="0.077cm" svg:height="0.247cm" svg:x="1.439cm" svg:y="0.16cm" svg:viewBox="0 0 78 248" svg:d="M36 28c0-9 2-16 6-21 4-4 10-7 17-7 6 0 11 2 14 5s5 8 5 14c0 9-2 16-6 21-3 5-9 8-17 8-12 0-19-7-19-20zM38 248h-38l30-178h38z"><text:p/></draw:path><draw:path draw:style-name="Mgr14" draw:text-style-name="MP12" svg:width="0.115cm" svg:height="0.184cm" svg:x="1.523cm" svg:y="0.226cm" svg:viewBox="0 0 116 185" svg:d="M53 185c-17 0-30-6-39-17-9-12-14-28-14-49 0-22 3-43 10-61 6-18 15-33 26-43s24-15 39-15 29 4 41 12l-11 36c-5-2-9-4-14-6-4-2-9-3-15-3-7 0-13 3-19 10s-10 16-13 28c-4 12-5 25-5 38 0 11 2 18 5 23 4 6 10 8 16 8 7 0 13-1 18-4 6-2 11-5 17-9v39c-13 8-27 13-42 13z"><text:p/></draw:path><draw:path draw:style-name="Mgr14" draw:text-style-name="MP12" svg:width="0.137cm" svg:height="0.184cm" svg:x="1.648cm" svg:y="0.226cm" svg:viewBox="0 0 138 185" svg:d="M40 185c-12 0-22-6-29-17-7-12-11-27-11-48s3-41 9-60 14-34 24-44c10-11 21-16 33-16 8 0 15 2 21 7 6 4 10 11 13 19h1l8-22h29l-30 177h-29l2-23h-1c-11 18-24 27-40 27zM55 146c6 0 11-3 17-11 5-7 9-16 13-29 3-12 5-25 5-41 0-7-2-14-5-19s-8-7-13-7c-6 0-11 4-16 11-6 8-10 18-13 31-3 12-4 25-4 37 0 9 1 16 4 21s7 7 12 7z"><text:p/></draw:path><draw:polygon draw:style-name="Mgr14" draw:text-style-name="MP12" svg:width="0.079cm" svg:height="0.247cm" svg:x="1.795cm" svg:y="0.16cm" svg:viewBox="0 0 80 248" draw:points="38,248 0,248 42,0 80,0"><text:p/></draw:polygon></draw:g><draw:g draw:style-name="Mgr2"><draw:polygon draw:style-name="Mgr15" draw:text-style-name="MP13" svg:width="0.133cm" svg:height="0.232cm" svg:x="0.722cm" svg:y="0.164cm" svg:viewBox="0 0 134 233" draw:points="51,233 13,233 45,41 0,41 7,0 134,0 128,41 83,41"><text:p/></draw:polygon><draw:path draw:style-name="Mgr16" draw:text-style-name="MP14" svg:width="0.125cm" svg:height="0.184cm" svg:x="0.849cm" svg:y="0.217cm" svg:viewBox="0 0 126 185" svg:d="M77 35c-8 0-15 4-21 13-7 8-11 18-13 30h6c13 0 23-2 30-7s11-12 11-21c0-10-5-15-13-15zM56 185c-18 0-31-6-41-18s-15-29-15-51 4-42 11-60 16-32 28-42c12-9 25-14 40-14s26 5 35 13c8 9 12 21 12 36 0 20-7 35-21 46-14 10-34 16-60 16h-6l-1 3v3c0 10 3 18 7 23 4 6 10 9 19 9 7 0 13-1 19-3s14-6 22-11v36c-14 9-31 14-49 14z"><text:p/></draw:path><draw:path draw:style-name="Mgr15" draw:text-style-name="MP13" svg:width="0.115cm" svg:height="0.184cm" svg:x="0.994cm" svg:y="0.217cm" svg:viewBox="0 0 116 185" svg:d="M53 185c-17 0-30-6-39-17-9-12-14-28-14-49 0-22 3-43 10-61 6-18 15-33 26-43s24-15 39-15 29 4 41 12l-11 36c-5-2-9-4-14-6-4-2-9-3-15-3-7 0-13 3-19 10s-10 16-13 28c-4 12-5 25-5 38 0 11 2 18 5 23 4 6 10 8 16 8 7 0 13-1 18-4 6-2 11-5 17-9v39c-13 8-27 13-42 13z"><text:p/></draw:path><draw:path draw:style-name="Mgr16" draw:text-style-name="MP14" svg:width="0.137cm" svg:height="0.247cm" svg:x="1.112cm" svg:y="0.15cm" svg:viewBox="0 0 138 248" svg:d="M119 248h-38l17-104c1-7 2-14 2-19 0-13-4-20-14-20-7 0-14 6-21 18-6 12-11 29-14 51l-13 74h-38l42-248h38c-3 19-6 34-8 44-2 11-5 27-11 50h1c6-9 11-15 18-20 6-5 14-8 22-8 12 0 21 5 27 14s9 21 9 38c0 7-1 17-3 28z"><text:p/></draw:path><draw:path draw:style-name="Mgr15" draw:text-style-name="MP13" svg:width="0.137cm" svg:height="0.18cm" svg:x="1.268cm" svg:y="0.217cm" svg:viewBox="0 0 138 181" svg:d="M119 181h-38l17-103c1-8 2-14 2-19 0-13-4-20-14-20-7 0-14 6-21 18-6 12-11 29-14 51l-13 73h-38l30-177h29l-3 33h1c12-25 27-37 45-37 12 0 21 5 27 14 6 8 9 21 9 37 0 8-1 18-3 29z"><text:p/></draw:path><draw:path draw:style-name="Mgr16" draw:text-style-name="MP14" svg:width="0.077cm" svg:height="0.247cm" svg:x="1.424cm" svg:y="0.15cm" svg:viewBox="0 0 78 248" svg:d="M36 28c0-9 2-16 6-21 4-4 10-7 17-7 6 0 11 2 14 5s5 8 5 14c0 9-2 16-6 21-3 5-9 8-17 8-12 0-19-7-19-20zM38 248h-38l30-178h38z"><text:p/></draw:path><draw:path draw:style-name="Mgr15" draw:text-style-name="MP13" svg:width="0.115cm" svg:height="0.184cm" svg:x="1.508cm" svg:y="0.217cm" svg:viewBox="0 0 116 185" svg:d="M53 185c-17 0-30-6-39-17-9-12-14-28-14-49 0-22 3-43 10-61 6-18 15-33 26-43s24-15 39-15 29 4 41 12l-11 36c-5-2-9-4-14-6-4-2-9-3-15-3-7 0-13 3-19 10s-10 16-13 28c-4 12-5 25-5 38 0 11 2 18 5 23 4 6 10 8 16 8 7 0 13-1 18-4 6-2 11-5 17-9v39c-13 8-27 13-42 13z"><text:p/></draw:path><draw:path draw:style-name="Mgr16" draw:text-style-name="MP14" svg:width="0.137cm" svg:height="0.184cm" svg:x="1.632cm" svg:y="0.217cm" svg:viewBox="0 0 138 185" svg:d="M40 185c-12 0-22-6-29-17-7-12-11-27-11-48s3-41 9-60 14-34 24-44c10-11 21-16 33-16 8 0 15 2 21 7 6 4 10 11 13 19h1l8-22h29l-30 177h-29l2-23h-1c-11 18-24 27-40 27zM55 146c6 0 11-3 17-11 5-7 9-16 13-29 3-12 5-25 5-41 0-7-2-14-5-19s-8-7-13-7c-6 0-11 4-16 11-6 8-10 18-13 31-3 12-4 25-4 37 0 9 1 16 4 21s7 7 12 7z"><text:p/></draw:path><draw:polygon draw:style-name="Mgr15" draw:text-style-name="MP13" svg:width="0.079cm" svg:height="0.247cm" svg:x="1.779cm" svg:y="0.15cm" svg:viewBox="0 0 80 248" draw:points="38,248 0,248 42,0 80,0"><text:p/></draw:polygon></draw:g></draw:g><draw:g draw:style-name="Mgr2"><draw:circle draw:style-name="Mgr17" draw:text-style-name="MP15" svg:width="1.073cm" svg:height="1.073cm" svg:x="-0.815cm" svg:y="-0.033cm"><text:p/></draw:circle><draw:path draw:style-name="Mgr18" draw:text-style-name="MP16" svg:width="1.071cm" svg:height="1.071cm" svg:x="-0.815cm" svg:y="-0.03cm" svg:viewBox="0 0 1072 1072" svg:d="M670 339l236-192c7 6 13 12 19 19l-192 236 333 52c4 26 6 54 6 82s-2 56-6 82l-333 52 192 236c-6 7-12 13-19 19l-236-192-52 333c-26 4-54 6-82 6s-56-2-82-6l-52-333-236 192c-7-6-13-12-19-19l192-236-333-52c-4-26-6-54-6-82s2-56 6-82l333-52-192-236c6-7 12-13 19-19l236 192 52-333c26-4 54-6 82-6s56 2 82 6z"><text:p/></draw:path><draw:polygon draw:style-name="Mgr19" draw:text-style-name="MP17" svg:width="0.277cm" svg:height="0.029cm" draw:transform="skewX (-0.00872664625997167) rotate (-0.785398163397449) translate (-0.618964993231853cm 0.16383088551442cm)" svg:viewBox="0 0 278 30" draw:points="0,0 278,0 256,30 7,7"><text:p/></draw:polygon><draw:polygon draw:style-name="Mgr19" draw:text-style-name="MP17" svg:width="0.277cm" svg:height="0.03cm" draw:transform="skewX (0.00872664625997156) rotate (2.34991130488517) translate (0.0599937444640399cm 0.845288958244246cm)" svg:viewBox="0 0 278 31" draw:points="0,2 278,0 256,31 7,9"><text:p/></draw:polygon><draw:polygon draw:style-name="Mgr19" draw:text-style-name="MP17" svg:width="0.277cm" svg:height="0.03cm" draw:transform="skewX (-0.0090757121103705) rotate (0.785398163397448) translate (-0.618978260304291cm 0.845071066333757cm)" svg:viewBox="0 0 278 31" draw:points="0,0 278,0 256,31 6,7"><text:p/></draw:polygon><draw:polygon draw:style-name="Mgr19" draw:text-style-name="MP17" svg:width="0.277cm" svg:height="0.03cm" draw:transform="rotate (-2.35619449019235) translate (0.0610694128230143cm 0.163844386185375cm)" svg:viewBox="0 0 278 31" draw:points="0,0 278,0 256,31 7,7"><text:p/></draw:polygon><draw:path draw:style-name="Mgr19" draw:text-style-name="MP17" svg:width="1.071cm" svg:height="1.071cm" svg:x="-0.815cm" svg:y="-0.03cm" svg:viewBox="0 0 1072 1072" svg:d="M635 437l433 32c3 22 4 44 4 67s-1 45-4 67l-433 32-32 433c-22 3-44 4-67 4s-45-1-67-4l-32-433-433-32c-3-22-4-44-4-67s1-45 4-67l433-32 32-433c22-3 44-4 67-4s45 1 67 4z"><text:p/></draw:path><draw:path draw:style-name="Mgr20" draw:text-style-name="MP18" svg:width="1.085cm" svg:height="1.085cm" svg:x="-0.822cm" svg:y="-0.037cm" svg:viewBox="0 0 1086 1086" svg:d="M402 1069c-44-12-87-30-131-55-43-25-80-53-113-86-32-33-60-70-85-113-25-44-43-86-55-131-12-44-18-91-18-141s6-96 18-141c12-44 30-87 55-131 25-43 53-80 85-113 33-32 70-60 113-85 44-25 87-43 131-55 45-12 91-18 141-18s97 6 141 18c45 12 87 30 131 55 43 25 80 53 113 85 33 33 61 70 86 113 25 44 43 87 55 131 12 45 17 91 17 141s-5 97-17 141c-12 45-30 87-55 131-25 43-53 80-86 113s-70 61-113 86c-44 25-86 43-131 55-44 12-91 17-141 17s-96-5-141-17zM406 32c-43 11-85 29-127 53-42 25-79 52-110 84-32 31-59 68-84 110-24 42-42 84-53 127-12 43-17 88-17 137s5 94 17 137c11 44 29 85 53 127 25 42 52 79 84 111 31 32 68 59 110 83s84 42 127 54c43 11 88 17 137 17s94-6 137-17c44-12 85-30 127-54s79-51 111-83 59-69 83-111 42-83 54-127c11-43 17-88 17-137s-6-94-17-137c-12-43-30-85-54-127s-51-79-83-110c-32-32-69-59-111-84-42-24-83-42-127-53-43-12-88-17-137-17s-94 5-137 17z"><text:p/></draw:path></draw:g></draw:g><draw:frame draw:style-name="Mgr21" draw:text-style-name="MP20" svg:width="4.5cm" svg:height="0.833cm" svg:x="3.678cm" svg:y="0.013cm"><draw:text-box><text:p text:style-name="MP19"><text:span text:style-name="MT1">Computerphile</text:span></text:p></draw:text-box></draw:frame><draw:frame draw:style-name="Mgr22" draw:text-style-name="MP22" svg:width="10.212cm" svg:height="1.045cm" svg:x="7.867cm" svg:y="-0.042cm"><draw:text-box><text:p text:style-name="MP21"><text:span text:style-name="MT2">Key exchange problems</text:span></text:p></draw:text-box></draw:frame><draw:frame draw:style-name="Mgr23" draw:text-style-name="MP23" svg:width="0.802cm" svg:height="0.802cm" svg:x="2.528cm" svg:y="0.111cm"><draw:image xlink:href="Pictures/10000001000000B0000000B0775F6D2B2B350A60.png" xlink:type="simple" xlink:show="embed" xlink:actuate="onLoad" draw:mime-type="image/png"><text:p/></draw:image></draw:frame></draw:g></text:p>
        <text:p text:style-name="Header"/>
      </style:header>
      <style:footer>
        <text:p text:style-name="MP24"><text:span text:style-name="MT3">🅭 🅯 🅮 🄎</text:span><text:tab/><text:page-number text:select-page="current">2</text:page-number>/<text:page-count>2</text:page-count></text:p>
      </style:footer>
    </style:master-page>
    <style:master-page style:name="First_20_Page" style:display-name="First Page" style:page-layout-name="Mpm2" draw:style-name="Mdp2" style:next-style-name="Standard">
      <style:header>
        <text:p text:style-name="Header"><draw:g text:anchor-type="paragraph" draw:z-index="0" draw:name="Forme1" draw:style-name="Mgr1"><draw:g draw:style-name="Mgr2"><draw:g draw:style-name="Mgr2"><draw:g draw:style-name="Mgr2"><draw:path draw:style-name="Mgr6" draw:text-style-name="MP4" svg:width="3.099cm" svg:height="2cm" svg:x="1.574cm" svg:y="-0.001cm" svg:viewBox="0 0 3100 2001" svg:d="M2966 2001h-1787l-1072-571c-36-143-107-283-107-429s71-286 107-429l1072-572h1787c465 0-464 2001 0 2001z"><text:p/></draw:path><draw:path draw:style-name="Mgr7" draw:text-style-name="MP5" svg:width="3.128cm" svg:height="2.029cm" svg:x="1.559cm" svg:y="-0.016cm" svg:viewBox="0 0 3129 2030" svg:d="M2988 2003c2 2 4 3 5 6 2 2 2 4 2 7s0 5-2 7c-1 2-3 4-5 5-2 2-5 2-7 2h-1787c-3 0-5 0-7-1l-1072-572h-1c-2-2-4-3-5-6-1-1-1-2-1-3-18-72-45-142-67-213-23-72-41-145-41-220 0-74 18-147 41-220 22-71 49-141 67-212 0-2 0-3 1-4 1-2 3-4 5-5 1 0 1 0 1 0l1072-572c2-1 4-2 7-2h1787c13 0 26 2 37 5 12 3 23 7 33 13s18 14 26 23c8 8 15 18 20 29 12 21 20 47 25 77 5 29 7 62 7 98 0 385-268 1155-268 1540 0 35 2 66 7 93s12 50 22 69c4 9 10 17 16 23 6 7 13 13 20 17 7 5 16 8 25 11 9 2 19 3 30 3 2 0 5 1 7 2zM3100 245c0-34-2-66-6-93-5-27-12-50-22-68-5-9-10-17-16-24s-13-12-20-17c-8-5-16-8-25-10-9-3-19-4-30-4h-1784l-1063 567c-18 70-44 139-66 208-21 70-39 140-39 211 0 72 18 142 39 211 22 70 48 139 66 208l1063 567h1699c-4-3-8-7-12-11-7-9-14-19-20-30-11-21-19-47-24-77-5-28-8-61-8-98 0-385 268-1155 268-1540z"><text:p/></draw:path></draw:g><draw:g draw:style-name="Mgr2"><draw:path draw:style-name="Mgr8" draw:text-style-name="MP6" svg:width="2.633cm" svg:height="0.45cm" svg:x="1.584cm" svg:y="0.441cm" svg:viewBox="0 0 2634 451" svg:d="M0 451h2634c-108-215-386-554-782-421-585 197-1243 279-1815 279-16 57-28 100-37 142z"><text:p/></draw:path><draw:path draw:style-name="Mgr5" draw:text-style-name="MP3" svg:width="2.662cm" svg:height="0.479cm" svg:x="1.568cm" svg:y="0.427cm" svg:viewBox="0 0 2663 480" svg:d="M7 478c-2-2-4-3-5-5-1-3-2-5-2-8 0-1 0-2 0-3 5-21 10-43 16-66 7-23 14-48 21-76 1-1 1-2 2-3 1-3 3-4 5-6 2-1 5-2 7-2 571 0 1228-82 1811-278 63-21 124-31 182-31 77 0 149 17 215 46 65 29 124 69 176 115 103 92 180 206 226 298 1 2 2 4 2 6 0 3-1 5-2 8-2 2-3 3-6 5-2 1-4 2-7 2h-2634c-2 0-4-1-7-2zM33 451h2591c-45-85-116-186-208-268-50-44-107-83-169-110-62-28-130-44-203-44-55 0-113 9-173 29-582 196-1238 279-1809 280-6 24-12 46-18 66-4 16-8 32-11 47z"><text:p/></draw:path></draw:g><draw:g draw:style-name="Mgr2"><draw:path draw:style-name="Mgr9" draw:text-style-name="MP7" svg:width="2.702cm" svg:height="0.749cm" svg:x="1.621cm" svg:y="-0.001cm" svg:viewBox="0 0 2703 750" svg:d="M1130 0h1573c-465 432-1589 753-2703 750 15-60 39-119 58-178z"><text:p/></draw:path><draw:path draw:style-name="Mgr5" draw:text-style-name="MP3" svg:width="2.731cm" svg:height="0.778cm" svg:x="1.606cm" svg:y="-0.016cm" svg:viewBox="0 0 2732 779" svg:d="M1145 0h1572c3 0 5 1 8 2 2 1 4 3 5 5 1 3 2 5 2 7 0 3-1 5-2 8-1 1-2 2-3 3-116 108-274 210-463 301-188 91-406 172-645 239-477 134-1035 214-1592 214-4 0-8 0-13 0-2 0-4-1-7-2-2-1-4-3-5-5s-2-5-2-7 0-3 0-4c15-61 39-119 59-179 0-1 1-2 1-3 2-2 3-4 5-5 1 0 1 0 1 0l1072-572c2-1 4-2 7-2zM33 750c552 0 1105-80 1578-213 237-67 454-147 641-237 171-83 316-174 428-271h-1531l-1064 567c-17 52-38 102-52 154z"><text:p/></draw:path></draw:g><draw:g draw:style-name="Mgr2"><draw:path draw:style-name="Mgr10" draw:text-style-name="MP8" svg:width="1.137cm" svg:height="0.213cm" svg:x="1.574cm" svg:y="0.889cm" svg:viewBox="0 0 1138 214" svg:d="M1138 0v214h-1126c-4-35-12-70-12-107s7-71 11-107z"><text:p/></draw:path><draw:path draw:style-name="Mgr5" draw:text-style-name="MP3" svg:width="1.166cm" svg:height="0.242cm" svg:x="1.559cm" svg:y="0.878cm" svg:viewBox="0 0 1167 243" svg:d="M1160 2c2 1 4 3 5 5 1 3 2 5 2 7v215c0 3-1 5-2 7s-3 4-5 5c-3 2-5 2-8 2h-1125c-3 0-5 0-8-2-2-1-4-3-5-5s-2-3-2-5c-4-37-12-72-12-109 0-38 7-73 11-109 0-2 1-4 2-6s3-4 5-5c3-1 5-2 8-2h1126c3 0 5 1 8 2zM29 122c0 32 6 62 10 92h1099v-185h-1100c-3 31-9 61-9 93z"><text:p/></draw:path></draw:g><draw:g draw:style-name="Mgr2"><draw:path draw:style-name="Mgr4" draw:text-style-name="MP2" svg:width="0.245cm" svg:height="1cm" svg:x="4.411cm" svg:y="0.999cm" svg:viewBox="0 0 246 1001" svg:d="M129 0c-72 322-250 1001 0 1001s24-989 0-1001z"><text:p/></draw:path><draw:path draw:style-name="Mgr5" draw:text-style-name="MP3" svg:width="0.273cm" svg:height="1.029cm" svg:x="4.397cm" svg:y="0.985cm" svg:viewBox="0 0 274 1030" svg:d="M131 7c1-2 3-4 5-5s5-2 7-2c3 0 5 0 7 1 1 1 3 2 5 5 1 0 1 1 2 3l-10 6 3 1 9-4c0 1 1 2 1 3l-5 2 5-2c1 2 2 4 3 7s2 6 4 9c2 7 4 15 7 24 2 9 5 19 8 31 12 45 26 108 40 180 27 143 52 323 52 471 0 40-1 77-6 111-4 35-10 66-20 92-5 13-11 25-17 36-7 11-14 21-23 28-9 9-18 15-29 19s-23 7-36 7-26-2-37-6c-12-3-22-8-32-15-9-6-17-14-25-24-7-9-14-20-19-31-11-23-18-50-23-81-5-30-7-63-7-99 0-228 85-564 129-763 1-1 1-2 2-4zM29 774c0 34 2 66 6 95 5 28 11 52 21 72 5 10 10 19 16 26 5 7 12 13 19 18s15 9 23 12c9 2 19 4 29 4 9 0 18-2 25-5 8-3 14-7 21-13 6-6 12-13 17-22 6-9 11-19 15-31 9-24 15-53 19-85 4-33 6-70 6-108 0-146-26-324-53-466-13-71-27-133-39-178-3-10-5-19-7-28-46 200-118 500-118 709zM146 18l-13 7v-1l12-8 12-7c1 1 1 1 2 3z"><text:p/></draw:path></draw:g><draw:g draw:style-name="Mgr2"><draw:path draw:style-name="Mgr8" draw:text-style-name="MP6" svg:width="2.633cm" svg:height="0.45cm" svg:x="1.584cm" svg:y="1.106cm" svg:viewBox="0 0 2634 451" svg:d="M0 0h2634c-108 214-386 554-782 421-585-197-1243-279-1815-279-16-57-28-100-37-142z"><text:p/></draw:path><draw:path draw:style-name="Mgr5" draw:text-style-name="MP3" svg:width="2.662cm" svg:height="0.479cm" svg:x="1.568cm" svg:y="1.092cm" svg:viewBox="0 0 2663 480" svg:d="M0 14c0-2 1-4 2-7 1-2 3-4 5-5 3-1 5-2 7-2h2634c3 0 5 1 7 2 3 1 4 3 6 5 1 3 2 5 2 7 0 3-1 5-2 7-46 92-123 206-226 298-52 46-111 86-176 115-66 28-138 46-215 46-58 0-119-10-182-31-583-196-1240-279-1811-279-2 0-5 0-7-1-2-2-4-3-5-6-1-1-1-2-2-3-7-28-14-53-21-76-6-24-11-45-16-67 0-1 0-1 0-3zM1871 421c60 21 118 30 173 30 73 0 141-17 203-44s119-66 169-110c92-82 163-183 208-268h-2591c3 15 7 31 11 47 6 20 12 42 18 66 571 1 1227 83 1809 279z"><text:p/></draw:path></draw:g><draw:g draw:style-name="Mgr2"><draw:path draw:style-name="Mgr9" draw:text-style-name="MP7" svg:width="2.702cm" svg:height="0.749cm" svg:x="1.621cm" svg:y="1.249cm" svg:viewBox="0 0 2703 750" svg:d="M1130 750h1573c-465-432-1589-752-2703-750 15 60 39 119 58 178z"><text:p/></draw:path><draw:path draw:style-name="Mgr5" draw:text-style-name="MP3" svg:width="2.731cm" svg:height="0.778cm" svg:x="1.606cm" svg:y="1.233cm" svg:viewBox="0 0 2732 779" svg:d="M1138 777l-1072-571c0 0 0-1-1-1-2-1-3-3-5-5 0-1-1-2-1-3-20-59-44-118-59-179 0-1 0-2 0-4s1-4 2-7c1-2 3-4 5-5 3-1 5-2 7-2 5 0 9 0 13 0 557 0 1115 80 1592 214 239 67 457 148 645 239 189 91 347 193 463 301 1 1 2 2 3 3 1 3 2 5 2 8 0 2-1 5-2 7s-3 4-5 5c-3 2-5 2-8 2h-1572c-3 0-5 0-7-2zM2680 750c-112-97-257-188-428-271-187-90-404-170-641-237-473-133-1026-212-1578-213 14 52 35 102 52 154l1064 567z"><text:p/></draw:path></draw:g></draw:g><draw:g draw:style-name="Mgr2"><draw:g draw:style-name="Mgr2"><draw:polygon draw:style-name="Mgr11" draw:text-style-name="MP9" svg:width="0.312cm" svg:height="0.499cm" svg:x="2.457cm" svg:y="1.26cm" svg:viewBox="0 0 313 500" draw:points="227,500 0,500 86,0 313,0 298,87 156,87 137,197 270,197 255,284 122,284 100,413 242,413"><text:p/></draw:polygon><draw:path draw:style-name="Mgr11" draw:text-style-name="MP9" svg:width="0.304cm" svg:height="0.389cm" svg:x="2.763cm" svg:y="1.367cm" svg:viewBox="0 0 305 390" svg:d="M261 390h-83l38-224c3-15 4-29 4-40 0-28-10-43-30-43-17 0-32 13-46 40-14 26-25 62-33 108l-27 159h-84l66-383h64l-6 71h2c27-52 60-78 98-78 26 0 46 10 60 29s21 46 21 81c0 17-3 37-7 62z"><text:p/></draw:path><draw:path draw:style-name="Mgr11" draw:text-style-name="MP9" svg:width="0.36cm" svg:height="0.557cm" svg:x="3.062cm" svg:y="1.367cm" svg:viewBox="0 0 361 558" svg:d="M361 8l-9 57-49 14c3 12 5 25 5 40 0 45-11 80-34 106-22 26-53 39-91 39-11 0-20-1-28-4-15 7-23 15-23 27 0 8 3 13 8 17 6 3 14 6 25 8l38 6c30 5 52 14 66 29 14 14 21 35 21 63 0 48-15 85-44 110-28 26-70 38-123 38-39 0-69-8-91-25-21-18-32-41-32-71 0-24 6-44 19-61 13-16 33-30 60-41-14-11-21-26-21-46 0-16 4-30 12-42 9-11 22-23 41-33-12-12-21-24-27-39-5-14-8-32-8-52 0-46 11-82 35-108 23-27 55-40 95-40 15 0 30 3 46 8zM133 392c-19 3-34 10-44 20-10 9-15 22-15 37 0 26 18 39 54 39 27 0 49-5 63-15s21-25 21-44c0-9-3-15-9-20s-19-9-38-12zM203 66c-15 0-26 8-35 26-9 17-13 39-13 65 0 28 9 41 28 41 14 0 26-8 34-26 9-17 13-40 13-66 0-27-9-40-27-40z"><text:p/></draw:path><draw:polygon draw:style-name="Mgr11" draw:text-style-name="MP9" svg:width="0.174cm" svg:height="0.532cm" svg:x="3.413cm" svg:y="1.226cm" svg:viewBox="0 0 175 533" draw:points="84,533 0,533 92,0 175,0"><text:p/></draw:polygon><draw:path draw:style-name="Mgr11" draw:text-style-name="MP9" svg:width="0.17cm" svg:height="0.532cm" svg:x="3.582cm" svg:y="1.226cm" svg:viewBox="0 0 171 533" svg:d="M79 60c0-20 5-35 13-45 9-10 22-15 38-15 13 0 24 4 31 11s10 17 10 30c0 18-4 33-12 44-8 12-21 17-38 17-28 0-42-14-42-42zM84 533h-84l66-383h83z"><text:p/></draw:path><draw:path draw:style-name="Mgr11" draw:text-style-name="MP9" svg:width="0.25cm" svg:height="0.396cm" svg:x="3.743cm" svg:y="1.367cm" svg:viewBox="0 0 251 397" svg:d="M224 264c0 43-12 76-35 99s-55 34-96 34c-20 0-37-2-52-5-14-4-28-9-41-17v-85c29 20 59 30 89 30 14 0 27-3 36-11 9-7 14-17 14-30 0-10-3-18-10-26s-19-18-36-30c-23-15-39-31-47-46-9-15-14-34-14-55 0-39 10-69 31-90 20-21 50-32 88-32 37 0 70 11 100 33l-27 73c-26-19-50-28-72-28-10 0-19 2-25 8-7 6-10 14-10 24 0 9 3 16 9 23s17 15 33 26c23 14 39 30 50 47 10 16 15 36 15 58z"><text:p/></draw:path><draw:path draw:style-name="Mgr11" draw:text-style-name="MP9" svg:width="0.304cm" svg:height="0.532cm" svg:x="4.019cm" svg:y="1.226cm" svg:viewBox="0 0 305 533" svg:d="M261 533h-83l38-224c3-16 4-29 4-41 0-28-10-42-30-42-17 0-32 13-46 39s-25 62-33 109l-27 159h-84l92-533h83c-7 41-12 73-16 95s-12 57-24 106h2c11-18 24-32 38-42 14-11 31-16 49-16 26 0 46 9 60 28s21 46 21 82c0 17-3 37-7 62z"><text:p/></draw:path></draw:g><draw:g draw:style-name="Mgr2"><draw:polygon draw:style-name="Mgr12" draw:text-style-name="MP10" svg:width="0.312cm" svg:height="0.499cm" svg:x="2.42cm" svg:y="1.236cm" svg:viewBox="0 0 313 500" draw:points="227,500 0,500 86,0 313,0 298,87 156,87 137,197 270,197 255,284 122,284 100,413 242,413"><text:p/></draw:polygon><draw:path draw:style-name="Mgr13" draw:text-style-name="MP11" svg:width="0.304cm" svg:height="0.389cm" svg:x="2.727cm" svg:y="1.346cm" svg:viewBox="0 0 305 390" svg:d="M261 390h-83l38-224c3-15 4-29 4-40 0-28-10-43-30-43-17 0-32 13-46 40-14 26-25 62-33 108l-27 159h-84l66-383h64l-6 71h2c27-52 60-78 98-78 26 0 46 10 60 29s21 46 21 81c0 17-3 37-7 62z"><text:p/></draw:path><draw:path draw:style-name="Mgr12" draw:text-style-name="MP10" svg:width="0.36cm" svg:height="0.557cm" svg:x="3.025cm" svg:y="1.346cm" svg:viewBox="0 0 361 558" svg:d="M361 8l-9 57-49 14c3 12 5 25 5 40 0 45-11 80-34 106-22 26-53 39-91 39-11 0-20-1-28-4-15 7-23 15-23 27 0 8 3 13 8 17 6 3 14 6 25 8l38 6c30 5 52 14 66 29 14 14 21 35 21 63 0 48-15 85-44 110-28 26-70 38-123 38-39 0-69-8-91-25-21-18-32-41-32-71 0-24 6-44 19-61 13-16 33-30 60-41-14-11-21-26-21-46 0-16 4-30 12-42 9-11 22-23 41-33-12-12-21-24-27-39-5-14-8-32-8-52 0-46 11-82 35-108 23-27 55-40 95-40 15 0 30 3 46 8zM133 392c-19 3-34 10-44 20-10 9-15 22-15 37 0 26 18 39 54 39 27 0 49-5 63-15s21-25 21-44c0-9-3-15-9-20s-19-9-38-12zM203 66c-15 0-26 8-35 26-9 17-13 39-13 65 0 28 9 41 28 41 14 0 26-8 34-26 9-17 13-40 13-66 0-27-9-40-27-40z"><text:p/></draw:path><draw:polygon draw:style-name="Mgr13" draw:text-style-name="MP11" svg:width="0.174cm" svg:height="0.532cm" svg:x="3.376cm" svg:y="1.203cm" svg:viewBox="0 0 175 533" draw:points="84,533 0,533 92,0 175,0"><text:p/></draw:polygon><draw:path draw:style-name="Mgr12" draw:text-style-name="MP10" svg:width="0.17cm" svg:height="0.532cm" svg:x="3.546cm" svg:y="1.203cm" svg:viewBox="0 0 171 533" svg:d="M79 60c0-20 5-35 13-45 9-10 22-15 38-15 13 0 24 4 31 11s10 17 10 30c0 18-4 33-12 44-8 12-21 17-38 17-28 0-42-14-42-42zM84 533h-84l66-383h83z"><text:p/></draw:path><draw:path draw:style-name="Mgr13" draw:text-style-name="MP11" svg:width="0.25cm" svg:height="0.396cm" svg:x="3.711cm" svg:y="1.346cm" svg:viewBox="0 0 251 397" svg:d="M224 264c0 43-12 76-35 99s-55 34-96 34c-20 0-37-2-52-5-14-4-28-9-41-17v-85c29 20 59 30 89 30 14 0 27-3 36-11 9-7 14-17 14-30 0-10-3-18-10-26s-19-18-36-30c-23-15-39-31-47-46-9-15-14-34-14-55 0-39 10-69 31-90 20-21 50-32 88-32 37 0 70 11 100 33l-27 73c-26-19-50-28-72-28-10 0-19 2-25 8-7 6-10 14-10 24 0 9 3 16 9 23s17 15 33 26c23 14 39 30 50 47 10 16 15 36 15 58z"><text:p/></draw:path><draw:path draw:style-name="Mgr12" draw:text-style-name="MP10" svg:width="0.304cm" svg:height="0.532cm" svg:x="3.981cm" svg:y="1.203cm" svg:viewBox="0 0 305 533" svg:d="M261 533h-83l38-224c3-16 4-29 4-41 0-28-10-42-30-42-17 0-32 13-46 39s-25 62-33 109l-27 159h-84l92-533h83c-7 41-12 73-16 95s-12 57-24 106h2c11-18 24-32 38-42 14-11 31-16 49-16 26 0 46 9 60 28s21 46 21 82c0 17-3 37-7 62z"><text:p/></draw:path></draw:g></draw:g><draw:g draw:style-name="Mgr2"><draw:g draw:style-name="Mgr2"><draw:polygon draw:style-name="Mgr14" draw:text-style-name="MP12" svg:width="0.267cm" svg:height="0.464cm" svg:x="2.279cm" svg:y="0.343cm" svg:viewBox="0 0 268 465" draw:points="102,465 25,465 89,82 0,82 14,0 268,0 255,82 166,82"><text:p/></draw:polygon><draw:path draw:style-name="Mgr14" draw:text-style-name="MP12" svg:width="0.251cm" svg:height="0.368cm" svg:x="2.533cm" svg:y="0.441cm" svg:viewBox="0 0 252 369" svg:d="M153 69c-15 0-29 9-42 26s-22 37-26 61h12c26 0 46-5 60-15 15-10 22-24 22-42 0-20-9-30-26-30zM111 369c-35 0-62-12-82-36-19-24-29-58-29-102s7-84 21-120 32-64 56-83 51-28 81-28c29 0 52 9 69 26s25 41 25 71c0 40-14 70-42 92-28 21-68 32-120 32h-13l-1 7v6c0 20 5 35 13 46 9 11 21 17 38 17 14 0 27-2 39-6s27-11 44-22v72c-29 19-62 28-99 28z"><text:p/></draw:path><draw:path draw:style-name="Mgr14" draw:text-style-name="MP12" svg:width="0.231cm" svg:height="0.368cm" svg:x="2.823cm" svg:y="0.441cm" svg:viewBox="0 0 232 369" svg:d="M105 369c-34 0-60-12-78-34-18-23-27-55-27-97 0-45 6-86 19-123 12-36 30-65 53-85 22-20 48-30 77-30 31 0 58 8 83 23l-23 73c-9-5-18-9-27-13s-19-5-30-5c-14 0-27 6-38 20-12 14-21 32-27 56-7 24-10 49-10 76 0 21 4 36 11 46 8 11 19 16 32 16s25-3 36-8 22-11 34-18v78c-26 16-54 25-85 25z"><text:p/></draw:path><draw:path draw:style-name="Mgr14" draw:text-style-name="MP12" svg:width="0.275cm" svg:height="0.494cm" svg:x="3.055cm" svg:y="0.313cm" svg:viewBox="0 0 276 495" svg:d="M237 495h-76l35-208c2-14 4-27 4-38 0-26-9-39-28-39-15 0-29 12-42 36-12 24-22 58-29 101l-25 148h-76l83-495h76c-6 38-12 68-15 88-4 21-11 54-22 99h2c11-17 22-30 35-40s28-15 44-15c24 0 42 9 54 27 13 18 19 43 19 76 0 15-2 34-6 57z"><text:p/></draw:path><draw:path draw:style-name="Mgr14" draw:text-style-name="MP12" svg:width="0.275cm" svg:height="0.361cm" svg:x="3.369cm" svg:y="0.441cm" svg:viewBox="0 0 276 362" svg:d="M237 362h-76l35-207c2-15 4-28 4-38 0-26-9-39-28-39-15 0-29 12-42 36-12 24-22 58-29 101l-25 147h-76l60-355h58l-6 66h2c24-49 54-73 89-73 24 0 42 9 54 27 13 17 19 43 19 75 0 16-2 35-6 58z"><text:p/></draw:path><draw:path draw:style-name="Mgr14" draw:text-style-name="MP12" svg:width="0.154cm" svg:height="0.494cm" svg:x="3.682cm" svg:y="0.313cm" svg:viewBox="0 0 155 495" svg:d="M72 56c0-18 4-32 12-42 8-9 19-14 34-14 12 0 21 3 28 10 6 6 9 16 9 28 0 17-3 31-11 41-7 11-19 16-34 16-25 0-38-13-38-39zM76 495h-76l60-356h76z"><text:p/></draw:path><draw:path draw:style-name="Mgr14" draw:text-style-name="MP12" svg:width="0.231cm" svg:height="0.368cm" svg:x="3.847cm" svg:y="0.441cm" svg:viewBox="0 0 232 369" svg:d="M105 369c-34 0-60-12-78-34-18-23-27-55-27-97 0-45 6-86 19-123 12-36 30-65 53-85 22-20 48-30 77-30 31 0 58 8 83 23l-23 73c-9-5-18-9-27-13s-19-5-30-5c-14 0-27 6-38 20-12 14-21 32-27 56-7 24-10 49-10 76 0 21 4 36 11 46 8 11 19 16 32 16s25-3 36-8 22-11 34-18v78c-26 16-54 25-85 25z"><text:p/></draw:path><draw:path draw:style-name="Mgr14" draw:text-style-name="MP12" svg:width="0.274cm" svg:height="0.368cm" svg:x="4.094cm" svg:y="0.441cm" svg:viewBox="0 0 275 369" svg:d="M80 369c-25 0-44-12-59-34-14-23-21-54-21-95 0-42 6-82 18-120s28-68 48-89c19-21 41-31 65-31 16 0 30 4 42 13s21 22 27 39h2l15-45h58l-60 355h-57l3-46h-1c-22 35-49 53-80 53zM109 292c12 0 23-7 34-22 11-14 19-33 26-58 6-24 10-51 10-82 0-15-4-28-10-38s-15-14-26-14-22 7-32 22c-11 16-19 36-25 61s-9 50-9 75c0 18 3 32 8 42 6 9 14 14 24 14z"><text:p/></draw:path><draw:polygon draw:style-name="Mgr14" draw:text-style-name="MP12" svg:width="0.158cm" svg:height="0.494cm" svg:x="4.391cm" svg:y="0.313cm" svg:viewBox="0 0 159 495" draw:points="76,495 0,495 83,0 159,0"><text:p/></draw:polygon></draw:g><draw:g draw:style-name="Mgr2"><draw:polygon draw:style-name="Mgr15" draw:text-style-name="MP13" svg:width="0.267cm" svg:height="0.464cm" svg:x="2.249cm" svg:y="0.321cm" svg:viewBox="0 0 268 465" draw:points="102,465 25,465 89,82 0,82 14,0 268,0 255,82 166,82"><text:p/></draw:polygon><draw:path draw:style-name="Mgr16" draw:text-style-name="MP14" svg:width="0.251cm" svg:height="0.368cm" svg:x="2.503cm" svg:y="0.425cm" svg:viewBox="0 0 252 369" svg:d="M153 69c-15 0-29 9-42 26s-22 37-26 61h12c26 0 46-5 60-15 15-10 22-24 22-42 0-20-9-30-26-30zM111 369c-35 0-62-12-82-36-19-24-29-58-29-102s7-84 21-120 32-64 56-83 51-28 81-28c29 0 52 9 69 26s25 41 25 71c0 40-14 70-42 92-28 21-68 32-120 32h-13l-1 7v6c0 20 5 35 13 46 9 11 21 17 38 17 14 0 27-2 39-6s27-11 44-22v72c-29 19-62 28-99 28z"><text:p/></draw:path><draw:path draw:style-name="Mgr15" draw:text-style-name="MP13" svg:width="0.231cm" svg:height="0.368cm" svg:x="2.792cm" svg:y="0.425cm" svg:viewBox="0 0 232 369" svg:d="M105 369c-34 0-60-12-78-34-18-23-27-55-27-97 0-45 6-86 19-123 12-36 30-65 53-85 22-20 48-30 77-30 31 0 58 8 83 23l-23 73c-9-5-18-9-27-13s-19-5-30-5c-14 0-27 6-38 20-12 14-21 32-27 56-7 24-10 49-10 76 0 21 4 36 11 46 8 11 19 16 32 16s25-3 36-8 22-11 34-18v78c-26 16-54 25-85 25z"><text:p/></draw:path><draw:path draw:style-name="Mgr16" draw:text-style-name="MP14" svg:width="0.275cm" svg:height="0.494cm" svg:x="3.025cm" svg:y="0.291cm" svg:viewBox="0 0 276 495" svg:d="M237 495h-76l35-208c2-14 4-27 4-38 0-26-9-39-28-39-15 0-29 12-42 36-12 24-22 58-29 101l-25 148h-76l83-495h76c-6 38-12 68-15 88-4 21-11 54-22 99h2c11-17 22-30 35-40s28-15 44-15c24 0 42 9 54 27 13 18 19 43 19 76 0 15-2 34-6 57z"><text:p/></draw:path><draw:path draw:style-name="Mgr15" draw:text-style-name="MP13" svg:width="0.275cm" svg:height="0.361cm" svg:x="3.339cm" svg:y="0.425cm" svg:viewBox="0 0 276 362" svg:d="M237 362h-76l35-207c2-15 4-28 4-38 0-26-9-39-28-39-15 0-29 12-42 36-12 24-22 58-29 101l-25 147h-76l60-355h58l-6 66h2c24-49 54-73 89-73 24 0 42 9 54 27 13 17 19 43 19 75 0 16-2 35-6 58z"><text:p/></draw:path><draw:path draw:style-name="Mgr16" draw:text-style-name="MP14" svg:width="0.154cm" svg:height="0.494cm" svg:x="3.651cm" svg:y="0.291cm" svg:viewBox="0 0 155 495" svg:d="M72 56c0-18 4-32 12-42 8-9 19-14 34-14 12 0 21 3 28 10 6 6 9 16 9 28 0 17-3 31-11 41-7 11-19 16-34 16-25 0-38-13-38-39zM76 495h-76l60-356h76z"><text:p/></draw:path><draw:path draw:style-name="Mgr15" draw:text-style-name="MP13" svg:width="0.231cm" svg:height="0.368cm" svg:x="3.817cm" svg:y="0.425cm" svg:viewBox="0 0 232 369" svg:d="M105 369c-34 0-60-12-78-34-18-23-27-55-27-97 0-45 6-86 19-123 12-36 30-65 53-85 22-20 48-30 77-30 31 0 58 8 83 23l-23 73c-9-5-18-9-27-13s-19-5-30-5c-14 0-27 6-38 20-12 14-21 32-27 56-7 24-10 49-10 76 0 21 4 36 11 46 8 11 19 16 32 16s25-3 36-8 22-11 34-18v78c-26 16-54 25-85 25z"><text:p/></draw:path><draw:path draw:style-name="Mgr16" draw:text-style-name="MP14" svg:width="0.274cm" svg:height="0.368cm" svg:x="4.064cm" svg:y="0.425cm" svg:viewBox="0 0 275 369" svg:d="M80 369c-25 0-44-12-59-34-14-23-21-54-21-95 0-42 6-82 18-120s28-68 48-89c19-21 41-31 65-31 16 0 30 4 42 13s21 22 27 39h2l15-45h58l-60 355h-57l3-46h-1c-22 35-49 53-80 53zM109 292c12 0 23-7 34-22 11-14 19-33 26-58 6-24 10-51 10-82 0-15-4-28-10-38s-15-14-26-14-22 7-32 22c-11 16-19 36-25 61s-9 50-9 75c0 18 3 32 8 42 6 9 14 14 24 14z"><text:p/></draw:path><draw:polygon draw:style-name="Mgr15" draw:text-style-name="MP13" svg:width="0.158cm" svg:height="0.494cm" svg:x="4.36cm" svg:y="0.291cm" svg:viewBox="0 0 159 495" draw:points="76,495 0,495 83,0 159,0"><text:p/></draw:polygon></draw:g></draw:g><draw:g draw:style-name="Mgr2"><draw:circle draw:style-name="Mgr17" draw:text-style-name="MP15" svg:width="2.14cm" svg:height="2.14cm" svg:x="-0.819cm" svg:y="-0.071cm"><text:p/></draw:circle><draw:path draw:style-name="Mgr18" draw:text-style-name="MP16" svg:width="2.139cm" svg:height="2.139cm" svg:x="-0.822cm" svg:y="-0.071cm" svg:viewBox="0 0 2140 2140" svg:d="M1338 677l471-384c13 13 25 25 38 38l-384 471 666 105c7 52 11 107 11 163 0 57-4 111-11 163l-666 105 384 471c-13 13-25 25-38 38l-471-384-105 666c-52 7-106 11-163 11-56 0-111-4-163-11l-105-666-471 384c-13-13-25-25-38-38l384-471-666-105c-7-52-11-106-11-163 0-56 4-111 11-163l666-105-384-471c13-13 25-25 38-38l471 384 105-666c52-7 107-11 163-11 57 0 111 4 163 11z"><text:p/></draw:path><draw:polygon draw:style-name="Mgr19" draw:text-style-name="MP17" svg:width="0.555cm" svg:height="0.06cm" draw:transform="skewX (0.00436332312998579) rotate (-0.785398163397449) translate (-0.42727527873895cm 0.320613610149943cm)" svg:viewBox="0 0 556 61" draw:points="0,0 556,0 511,61 13,13"><text:p/></draw:polygon><draw:polygon draw:style-name="Mgr19" draw:text-style-name="MP17" svg:width="0.555cm" svg:height="0.06cm" draw:transform="rotate (2.35619449019235) translate (0.93080677761299cm 1.67569566650189cm)" svg:viewBox="0 0 556 61" draw:points="0,0 556,0 512,61 13,13"><text:p/></draw:polygon><draw:polygon draw:style-name="Mgr19" draw:text-style-name="MP17" svg:width="0.555cm" svg:height="0.06cm" draw:transform="rotate (0.785398163397448) translate (-0.427275278738946cm 1.67869566650189cm)" svg:viewBox="0 0 556 61" draw:points="0,0 556,0 511,61 13,13"><text:p/></draw:polygon><draw:polygon draw:style-name="Mgr19" draw:text-style-name="MP17" svg:width="0.555cm" svg:height="0.06cm" draw:transform="skewX (0.00453785605518529) rotate (-2.35619449019235) translate (0.926449387598168cm 0.320613610149958cm)" svg:viewBox="0 0 556 61" draw:points="0,0 556,0 511,61 13,13"><text:p/></draw:polygon><draw:path draw:style-name="Mgr19" draw:text-style-name="MP17" svg:width="2.139cm" svg:height="2.139cm" svg:x="-0.822cm" svg:y="-0.071cm" svg:viewBox="0 0 2140 2140" svg:d="M1267 873l866 64c5 43 7 87 7 133s-2 90-7 133l-866 64-64 866c-43 5-87 7-133 7s-90-2-133-7l-64-866-866-64c-5-43-7-87-7-133s2-90 7-133l866-64 64-866c43-5 87-7 133-7s90 2 133 7z"><text:p/></draw:path><draw:path draw:style-name="Mgr20" draw:text-style-name="MP18" svg:width="2.168cm" svg:height="2.168cm" svg:x="-0.833cm" svg:y="-0.085cm" svg:viewBox="0 0 2169 2169" svg:d="M803 2134c-89-24-174-60-261-110-86-50-160-106-226-171-65-66-121-140-171-226-50-87-86-172-110-261s-35-182-35-281c0-100 11-193 35-282s60-174 110-261c50-86 106-160 171-226 66-65 140-121 226-171 87-50 172-86 261-110s182-35 281-35c100 0 193 11 282 35s174 60 261 110c86 50 160 106 226 171 65 66 121 140 171 226 50 87 86 172 110 261s35 182 35 281c0 100-11 193-35 282s-60 174-110 261c-50 86-106 160-171 226-66 65-140 121-226 171-87 50-172 86-261 110s-182 35-281 35c-100 0-193-11-282-35zM811 63c-87 23-170 59-254 107-84 49-157 103-220 167-64 63-118 136-167 220-48 84-84 167-107 254-23 86-34 176-34 274 0 97 11 187 34 273 23 87 59 170 107 254 49 84 103 157 167 220 63 64 136 118 220 167 84 48 167 84 254 107 86 23 176 34 274 34 97 0 187-11 273-34 87-23 170-59 254-107 84-49 157-103 220-167 64-63 118-136 167-220 48-84 84-167 107-254 23-86 34-176 34-274 0-97-11-187-34-273-23-87-59-170-107-254-49-84-103-157-167-220-63-64-136-118-220-167-84-48-167-84-254-107-86-23-176-34-274-34-97 0-187 11-273 34z"><text:p/></draw:path></draw:g></draw:g><draw:g draw:style-name="Mgr2"><draw:path draw:style-name="Mgr24" draw:text-style-name="MP2" svg:width="0.992cm" svg:height="0.304cm" draw:transform="rotate (1.69523830246209) translate (5.02867001715897cm 1.00655953387472cm)" svg:viewBox="0 0 993 305" svg:d="M0 50c269 1 1030-173 992 124-37 298-707 13-992-124z"><text:p/></draw:path><draw:path draw:style-name="Mgr25" draw:text-style-name="MP1" svg:width="13.314cm" svg:height="1.999cm" svg:x="4.96cm" svg:y="0cm" svg:viewBox="0 0 13315 2000" svg:d="M115 2000c-400 0 400-2000 0-2000 4333 0 13200 0 13200 0v2000c0 0-8867 0-13200 0z"><text:p/></draw:path></draw:g><draw:frame draw:style-name="Mgr26" draw:text-style-name="MP26" svg:width="10.697cm" svg:height="1.802cm" svg:x="7.577cm" svg:y="0.014cm"><draw:text-box><text:p text:style-name="MP25"><text:span text:style-name="MT4">Computerphile</text:span></text:p></draw:text-box></draw:frame><draw:frame draw:style-name="Mgr23" draw:text-style-name="MP23" svg:width="1.699cm" svg:height="1.701cm" svg:x="5.579cm" svg:y="0.167cm"><draw:image xlink:href="Pictures/10000001000000B0000000B0775F6D2B2B350A60.png" xlink:type="simple" xlink:show="embed" xlink:actuate="onLoad" draw:mime-type="image/png"><text:p/></draw:image></draw:frame></draw:g></text:p>
        <text:p text:style-name="Header"/>
        <text:p text:style-name="Header"/>
        <text:p text:style-name="Header"/>
      </style:header>
      <style:footer>
        <text:p text:style-name="MP27"><text:span text:style-name="MT5">Transcription by F. </text:span><text:span text:style-name="MT6">Girault</text:span><text:span text:style-name="MT7"> </text:span><text:span text:style-name="MT8"><text:s/>– <text:s/></text:span><text:span text:style-name="MT9">Febr</text:span><text:span text:style-name="MT10">uary</text:span><text:span text:style-name="MT8"> </text:span><text:span text:style-name="MT11">??</text:span><text:span text:style-name="MT12">th</text:span><text:span text:style-name="MT13">, 20</text:span><text:span text:style-name="MT14">2</text:span><text:span text:style-name="MT15">3</text:span><text:span text:style-name="MT5"><text:tab/></text:span><text:span text:style-name="MT3">🅭 🅯 🅮 🄎</text:span><text:span text:style-name="MT5"><text:tab/></text:span><text:span text:style-name="MT5"><text:page-number text:select-page="current">1</text:page-number></text:span><text:span text:style-name="MT5">/</text:span><text:span text:style-name="MT5"><text:page-count>2</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9-04T06:38:58.994000000</meta:creation-date>
    <dc:date>2023-02-17T00:10:58.978463282</dc:date>
    <meta:editing-duration>P1DT13H54M11S</meta:editing-duration>
    <meta:editing-cycles>176</meta:editing-cycles>
    <meta:generator>LibreOffice/7.4.2.3$Linux_X86_64 LibreOffice_project/40$Build-3</meta:generator>
    <meta:print-date>2016-11-03T09:10:27.258000000</meta:print-date>
    <meta:document-statistic meta:table-count="0" meta:image-count="0" meta:object-count="0" meta:page-count="2" meta:paragraph-count="5" meta:word-count="1940" meta:character-count="9863" meta:non-whitespace-character-count="7926"/>
  </office:meta>
</office:document-meta>
</file>